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Info">
        <table:table-row>
          <table:table-cell office:value-type="string" office:string-value="General">
            <text:p>Gener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Name">
            <text:p>Name</text:p>
          </table:table-cell>
          <table:table-cell office:value-type="string" office:string-value="EC12b">
            <text:p>EC12b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Description">
            <text:p>Description</text:p>
          </table:table-cell>
          <table:table-cell office:value-type="string" office:string-value="E. coli model with 12 reactions">
            <text:p>E. coli model with 12 reactions</text:p>
          </table:table-cell>
        </table:table-row>
        <table:table-row>
          <table:table-cell office:value-type="string" office:string-value="Units">
            <text:p>Uni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m">
            <text:p>Km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1/h ([mass of products]/[mass of protein]/h)">
            <text:p>1/h ([mass of products]/[mass of protein]/h)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ho">
            <text:p>rho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Sheets">
            <text:p>Shee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M">
            <text:p>M</text:p>
          </table:table-cell>
          <table:table-cell office:value-type="string" office:string-value="Mass fraction matrix">
            <text:p>Mass fraction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">
            <text:p>K</text:p>
          </table:table-cell>
          <table:table-cell office:value-type="string" office:string-value="Michaelis constant matrix">
            <text:p>Michaelis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A">
            <text:p>KA</text:p>
          </table:table-cell>
          <table:table-cell office:value-type="string" office:string-value="Activation constant matrix">
            <text:p>Activation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Turnover numbers">
            <text:p>Turnover number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onditions">
            <text:p>conditions</text:p>
          </table:table-cell>
          <table:table-cell office:value-type="string" office:string-value="Value of rho and external concentrations at different growth conditions">
            <text:p>Value of rho and external concentrations at different growth condition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q0">
            <text:p>q0</text:p>
          </table:table-cell>
          <table:table-cell office:value-type="string" office:string-value="Initial flux fraction vector">
            <text:p>Initial flux fraction vector</text:p>
          </table:table-cell>
        </table:table-row>
      </table:table>
      <table:table table:name="M">
        <table:table-row>
          <table:table-cell/>
          <table:table-cell table:style-name="pd1" office:value-type="string" office:string-value="tC">
            <text:p>tC</text:p>
          </table:table-cell>
          <table:table-cell table:style-name="pd1" office:value-type="string" office:string-value="tP">
            <text:p>tP</text:p>
          </table:table-cell>
          <table:table-cell table:style-name="pd1" office:value-type="string" office:string-value="tN">
            <text:p>tN</text:p>
          </table:table-cell>
          <table:table-cell table:style-name="pd1" office:value-type="string" office:string-value="tAce">
            <text:p>tAce</text:p>
          </table:table-cell>
          <table:table-cell table:style-name="pd1" office:value-type="string" office:string-value="Resp">
            <text:p>Resp</text:p>
          </table:table-cell>
          <table:table-cell table:style-name="pd1" office:value-type="string" office:string-value="Ferm">
            <text:p>Ferm</text:p>
          </table:table-cell>
          <table:table-cell table:style-name="pd1" office:value-type="string" office:string-value="Nucprod">
            <text:p>Nucprod</text:p>
          </table:table-cell>
          <table:table-cell table:style-name="pd1" office:value-type="string" office:string-value="Aaprod">
            <text:p>Aaprod</text:p>
          </table:table-cell>
          <table:table-cell table:style-name="pd1" office:value-type="string" office:string-value="Replication">
            <text:p>Replication</text:p>
          </table:table-cell>
          <table:table-cell table:style-name="pd1" office:value-type="string" office:string-value="Transcription">
            <text:p>Transcription</text:p>
          </table:table-cell>
          <table:table-cell table:style-name="pd1" office:value-type="string" office:string-value="tRNAcharging">
            <text:p>tRNAcharging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P">
            <text:p>x_P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N">
            <text:p>x_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Ace">
            <text:p>x_A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">
            <text:p>C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-0.4">
            <text:p>-0.4</text:p>
          </table:table-cell>
          <table:table-cell office:value-type="float" office:value="-0.5">
            <text:p>-0.5</text:p>
          </table:table-cell>
          <table:table-cell office:value-type="float" office:value="-0.5">
            <text:p>-0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">
            <text:p>P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-0.1">
            <text:p>-0.1</text:p>
          </table:table-cell>
          <table:table-cell office:value-type="float" office:value="-0.2">
            <text:p>-0.2</text:p>
          </table:table-cell>
          <table:table-cell office:value-type="float" office:value="-0.2">
            <text:p>-0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">
            <text:p>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-0.1">
            <text:p>-0.1</text:p>
          </table:table-cell>
          <table:table-cell office:value-type="float" office:value="-0.2">
            <text:p>-0.2</text:p>
          </table:table-cell>
          <table:table-cell office:value-type="float" office:value="-0.2">
            <text:p>-0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ce">
            <text:p>A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DP">
            <text:p>AD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-0.4">
            <text:p>-0.4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</table:table-row>
        <table:table-row>
          <table:table-cell table:style-name="pd1" office:value-type="string" office:string-value="ATP">
            <text:p>AT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8">
            <text:p>0.8</text:p>
          </table:table-cell>
          <table:table-cell office:value-type="float" office:value="-0.1">
            <text:p>-0.1</text:p>
          </table:table-cell>
          <table:table-cell office:value-type="float" office:value="-0.1">
            <text:p>-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-0.1">
            <text:p>-0.1</text:p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uc">
            <text:p>Nu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DNA">
            <text:p>D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tRNA">
            <text:p>tR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7">
            <text:p>-0.7</text:p>
          </table:table-cell>
          <table:table-cell office:value-type="float" office:value="0.1">
            <text:p>0.1</text:p>
          </table:table-cell>
        </table:table-row>
        <table:table-row>
          <table:table-cell table:style-name="pd1" office:value-type="string" office:string-value="TC">
            <text:p>T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-0.9">
            <text:p>-0.9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</table:table-row>
      </table:table>
      <table:table table:name="kcat">
        <table:table-row>
          <table:table-cell/>
          <table:table-cell table:style-name="pd1" office:value-type="string" office:string-value="tC">
            <text:p>tC</text:p>
          </table:table-cell>
          <table:table-cell table:style-name="pd1" office:value-type="string" office:string-value="tP">
            <text:p>tP</text:p>
          </table:table-cell>
          <table:table-cell table:style-name="pd1" office:value-type="string" office:string-value="tN">
            <text:p>tN</text:p>
          </table:table-cell>
          <table:table-cell table:style-name="pd1" office:value-type="string" office:string-value="tAce">
            <text:p>tAce</text:p>
          </table:table-cell>
          <table:table-cell table:style-name="pd1" office:value-type="string" office:string-value="Resp">
            <text:p>Resp</text:p>
          </table:table-cell>
          <table:table-cell table:style-name="pd1" office:value-type="string" office:string-value="Ferm">
            <text:p>Ferm</text:p>
          </table:table-cell>
          <table:table-cell table:style-name="pd1" office:value-type="string" office:string-value="Nucprod">
            <text:p>Nucprod</text:p>
          </table:table-cell>
          <table:table-cell table:style-name="pd1" office:value-type="string" office:string-value="Aaprod">
            <text:p>Aaprod</text:p>
          </table:table-cell>
          <table:table-cell table:style-name="pd1" office:value-type="string" office:string-value="Replication">
            <text:p>Replication</text:p>
          </table:table-cell>
          <table:table-cell table:style-name="pd1" office:value-type="string" office:string-value="Transcription">
            <text:p>Transcription</text:p>
          </table:table-cell>
          <table:table-cell table:style-name="pd1" office:value-type="string" office:string-value="tRNAcharging">
            <text:p>tRNAcharging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kcat_f">
            <text:p>kcat_f</text:p>
          </table:table-cell>
          <table:table-cell office:value-type="float" office:value="20.0">
            <text:p>20.0</text:p>
          </table:table-cell>
          <table:table-cell office:value-type="float" office:value="30.0">
            <text:p>30.0</text:p>
          </table:table-cell>
          <table:table-cell office:value-type="float" office:value="40.0">
            <text:p>40.0</text:p>
          </table:table-cell>
          <table:table-cell office:value-type="float" office:value="50.0">
            <text:p>50.0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float" office:value="20.0">
            <text:p>20.0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float" office:value="4.55">
            <text:p>4.55</text:p>
          </table:table-cell>
        </table:table-row>
        <table:table-row>
          <table:table-cell table:style-name="pd1" office:value-type="string" office:string-value="kcat_b">
            <text:p>kcat_b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">
        <table:table-row>
          <table:table-cell/>
          <table:table-cell table:style-name="pd1" office:value-type="string" office:string-value="tC">
            <text:p>tC</text:p>
          </table:table-cell>
          <table:table-cell table:style-name="pd1" office:value-type="string" office:string-value="tP">
            <text:p>tP</text:p>
          </table:table-cell>
          <table:table-cell table:style-name="pd1" office:value-type="string" office:string-value="tN">
            <text:p>tN</text:p>
          </table:table-cell>
          <table:table-cell table:style-name="pd1" office:value-type="string" office:string-value="tAce">
            <text:p>tAce</text:p>
          </table:table-cell>
          <table:table-cell table:style-name="pd1" office:value-type="string" office:string-value="Resp">
            <text:p>Resp</text:p>
          </table:table-cell>
          <table:table-cell table:style-name="pd1" office:value-type="string" office:string-value="Ferm">
            <text:p>Ferm</text:p>
          </table:table-cell>
          <table:table-cell table:style-name="pd1" office:value-type="string" office:string-value="Nucprod">
            <text:p>Nucprod</text:p>
          </table:table-cell>
          <table:table-cell table:style-name="pd1" office:value-type="string" office:string-value="Aaprod">
            <text:p>Aaprod</text:p>
          </table:table-cell>
          <table:table-cell table:style-name="pd1" office:value-type="string" office:string-value="Replication">
            <text:p>Replication</text:p>
          </table:table-cell>
          <table:table-cell table:style-name="pd1" office:value-type="string" office:string-value="Transcription">
            <text:p>Transcription</text:p>
          </table:table-cell>
          <table:table-cell table:style-name="pd1" office:value-type="string" office:string-value="tRNAcharging">
            <text:p>tRNAcharging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P">
            <text:p>x_P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N">
            <text:p>x_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Ace">
            <text:p>x_A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">
            <text:p>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">
            <text:p>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">
            <text:p>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ce">
            <text:p>A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DP">
            <text:p>AD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TP">
            <text:p>AT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uc">
            <text:p>Nu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DNA">
            <text:p>D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tRNA">
            <text:p>tR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TC">
            <text:p>T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A">
        <table:table-row>
          <table:table-cell/>
          <table:table-cell table:style-name="pd1" office:value-type="string" office:string-value="tC">
            <text:p>tC</text:p>
          </table:table-cell>
          <table:table-cell table:style-name="pd1" office:value-type="string" office:string-value="tP">
            <text:p>tP</text:p>
          </table:table-cell>
          <table:table-cell table:style-name="pd1" office:value-type="string" office:string-value="tN">
            <text:p>tN</text:p>
          </table:table-cell>
          <table:table-cell table:style-name="pd1" office:value-type="string" office:string-value="tAce">
            <text:p>tAce</text:p>
          </table:table-cell>
          <table:table-cell table:style-name="pd1" office:value-type="string" office:string-value="Resp">
            <text:p>Resp</text:p>
          </table:table-cell>
          <table:table-cell table:style-name="pd1" office:value-type="string" office:string-value="Ferm">
            <text:p>Ferm</text:p>
          </table:table-cell>
          <table:table-cell table:style-name="pd1" office:value-type="string" office:string-value="Nucprod">
            <text:p>Nucprod</text:p>
          </table:table-cell>
          <table:table-cell table:style-name="pd1" office:value-type="string" office:string-value="Aaprod">
            <text:p>Aaprod</text:p>
          </table:table-cell>
          <table:table-cell table:style-name="pd1" office:value-type="string" office:string-value="Replication">
            <text:p>Replication</text:p>
          </table:table-cell>
          <table:table-cell table:style-name="pd1" office:value-type="string" office:string-value="Transcription">
            <text:p>Transcription</text:p>
          </table:table-cell>
          <table:table-cell table:style-name="pd1" office:value-type="string" office:string-value="tRNAcharging">
            <text:p>tRNAcharging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P">
            <text:p>x_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N">
            <text:p>x_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Ace">
            <text:p>x_A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">
            <text:p>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">
            <text:p>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">
            <text:p>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ce">
            <text:p>A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DP">
            <text:p>AD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TP">
            <text:p>AT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uc">
            <text:p>Nu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DNA">
            <text:p>D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tRNA">
            <text:p>tR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TC">
            <text:p>T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rho">
        <table:table-row>
          <table:table-cell table:style-name="pd1" office:value-type="string" office:string-value="">
            <text:p/>
          </table:table-cell>
          <table:table-cell table:style-name="pd1" office:value-type="string" office:string-value="(g/L)">
            <text:p>(g/L)</text:p>
          </table:table-cell>
        </table:table-row>
        <table:table-row>
          <table:table-cell office:value-type="string" office:string-value="rho">
            <text:p>rho</text:p>
          </table:table-cell>
          <table:table-cell office:value-type="float" office:value="340.0">
            <text:p>340.0</text:p>
          </table:table-cell>
        </table:table-row>
      </table:table>
      <table:table table:name="conditions">
        <table:table-row>
          <table:table-cell/>
          <table:table-cell table:style-name="pd1" office:value-type="string" office:string-value="1">
            <text:p>1</text:p>
          </table:table-cell>
          <table:table-cell table:style-name="pd1" office:value-type="string" office:string-value="2">
            <text:p>2</text:p>
          </table:table-cell>
          <table:table-cell table:style-name="pd1" office:value-type="string" office:string-value="3">
            <text:p>3</text:p>
          </table:table-cell>
          <table:table-cell table:style-name="pd1" office:value-type="string" office:string-value="4">
            <text:p>4</text:p>
          </table:table-cell>
          <table:table-cell table:style-name="pd1" office:value-type="string" office:string-value="5">
            <text:p>5</text:p>
          </table:table-cell>
          <table:table-cell table:style-name="pd1" office:value-type="string" office:string-value="6">
            <text:p>6</text:p>
          </table:table-cell>
          <table:table-cell table:style-name="pd1" office:value-type="string" office:string-value="7">
            <text:p>7</text:p>
          </table:table-cell>
          <table:table-cell table:style-name="pd1" office:value-type="string" office:string-value="8">
            <text:p>8</text:p>
          </table:table-cell>
          <table:table-cell table:style-name="pd1" office:value-type="string" office:string-value="9">
            <text:p>9</text:p>
          </table:table-cell>
          <table:table-cell table:style-name="pd1" office:value-type="string" office:string-value="10">
            <text:p>10</text:p>
          </table:table-cell>
          <table:table-cell table:style-name="pd1" office:value-type="string" office:string-value="11">
            <text:p>11</text:p>
          </table:table-cell>
          <table:table-cell table:style-name="pd1" office:value-type="string" office:string-value="12">
            <text:p>12</text:p>
          </table:table-cell>
          <table:table-cell table:style-name="pd1" office:value-type="string" office:string-value="13">
            <text:p>13</text:p>
          </table:table-cell>
          <table:table-cell table:style-name="pd1" office:value-type="string" office:string-value="14">
            <text:p>14</text:p>
          </table:table-cell>
          <table:table-cell table:style-name="pd1" office:value-type="string" office:string-value="15">
            <text:p>15</text:p>
          </table:table-cell>
          <table:table-cell table:style-name="pd1" office:value-type="string" office:string-value="16">
            <text:p>16</text:p>
          </table:table-cell>
          <table:table-cell table:style-name="pd1" office:value-type="string" office:string-value="17">
            <text:p>17</text:p>
          </table:table-cell>
          <table:table-cell table:style-name="pd1" office:value-type="string" office:string-value="18">
            <text:p>18</text:p>
          </table:table-cell>
          <table:table-cell table:style-name="pd1" office:value-type="string" office:string-value="19">
            <text:p>19</text:p>
          </table:table-cell>
          <table:table-cell table:style-name="pd1" office:value-type="string" office:string-value="20">
            <text:p>20</text:p>
          </table:table-cell>
          <table:table-cell table:style-name="pd1" office:value-type="string" office:string-value="21">
            <text:p>21</text:p>
          </table:table-cell>
          <table:table-cell table:style-name="pd1" office:value-type="string" office:string-value="22">
            <text:p>22</text:p>
          </table:table-cell>
          <table:table-cell table:style-name="pd1" office:value-type="string" office:string-value="23">
            <text:p>23</text:p>
          </table:table-cell>
          <table:table-cell table:style-name="pd1" office:value-type="string" office:string-value="24">
            <text:p>24</text:p>
          </table:table-cell>
          <table:table-cell table:style-name="pd1" office:value-type="string" office:string-value="25">
            <text:p>25</text:p>
          </table:table-cell>
          <table:table-cell table:style-name="pd1" office:value-type="string" office:string-value="26">
            <text:p>26</text:p>
          </table:table-cell>
          <table:table-cell table:style-name="pd1" office:value-type="string" office:string-value="27">
            <text:p>27</text:p>
          </table:table-cell>
          <table:table-cell table:style-name="pd1" office:value-type="string" office:string-value="28">
            <text:p>28</text:p>
          </table:table-cell>
          <table:table-cell table:style-name="pd1" office:value-type="string" office:string-value="29">
            <text:p>29</text:p>
          </table:table-cell>
          <table:table-cell table:style-name="pd1" office:value-type="string" office:string-value="30">
            <text:p>30</text:p>
          </table:table-cell>
          <table:table-cell table:style-name="pd1" office:value-type="string" office:string-value="31">
            <text:p>31</text:p>
          </table:table-cell>
          <table:table-cell table:style-name="pd1" office:value-type="string" office:string-value="32">
            <text:p>32</text:p>
          </table:table-cell>
          <table:table-cell table:style-name="pd1" office:value-type="string" office:string-value="33">
            <text:p>33</text:p>
          </table:table-cell>
          <table:table-cell table:style-name="pd1" office:value-type="string" office:string-value="34">
            <text:p>34</text:p>
          </table:table-cell>
          <table:table-cell table:style-name="pd1" office:value-type="string" office:string-value="35">
            <text:p>35</text:p>
          </table:table-cell>
          <table:table-cell table:style-name="pd1" office:value-type="string" office:string-value="36">
            <text:p>36</text:p>
          </table:table-cell>
          <table:table-cell table:style-name="pd1" office:value-type="string" office:string-value="37">
            <text:p>37</text:p>
          </table:table-cell>
          <table:table-cell table:style-name="pd1" office:value-type="string" office:string-value="38">
            <text:p>38</text:p>
          </table:table-cell>
          <table:table-cell table:style-name="pd1" office:value-type="string" office:string-value="39">
            <text:p>39</text:p>
          </table:table-cell>
          <table:table-cell table:style-name="pd1" office:value-type="string" office:string-value="40">
            <text:p>40</text:p>
          </table:table-cell>
        </table:table-row>
        <table:table-row>
          <table:table-cell table:style-name="pd1" office:value-type="string" office:string-value="rho">
            <text:p>rho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5.0">
            <text:p>5.0</text:p>
          </table:table-cell>
          <table:table-cell office:value-type="float" office:value="4.166666666666667">
            <text:p>4.166666666666667</text:p>
          </table:table-cell>
          <table:table-cell office:value-type="float" office:value="3.472222222222223">
            <text:p>3.472222222222223</text:p>
          </table:table-cell>
          <table:table-cell office:value-type="float" office:value="2.893518518518519">
            <text:p>2.893518518518519</text:p>
          </table:table-cell>
          <table:table-cell office:value-type="float" office:value="2.411265432098766">
            <text:p>2.411265432098766</text:p>
          </table:table-cell>
          <table:table-cell office:value-type="float" office:value="2.009387860082305">
            <text:p>2.009387860082305</text:p>
          </table:table-cell>
          <table:table-cell office:value-type="float" office:value="1.674489883401921">
            <text:p>1.674489883401921</text:p>
          </table:table-cell>
          <table:table-cell office:value-type="float" office:value="1.395408236168268">
            <text:p>1.395408236168268</text:p>
          </table:table-cell>
          <table:table-cell office:value-type="float" office:value="1.16284019680689">
            <text:p>1.16284019680689</text:p>
          </table:table-cell>
          <table:table-cell office:value-type="float" office:value="0.9690334973390748">
            <text:p>0.9690334973390748</text:p>
          </table:table-cell>
          <table:table-cell office:value-type="float" office:value="0.8075279144492291">
            <text:p>0.8075279144492291</text:p>
          </table:table-cell>
          <table:table-cell office:value-type="float" office:value="0.6729399287076909">
            <text:p>0.6729399287076909</text:p>
          </table:table-cell>
          <table:table-cell office:value-type="float" office:value="0.5607832739230758">
            <text:p>0.5607832739230758</text:p>
          </table:table-cell>
          <table:table-cell office:value-type="float" office:value="0.4673193949358965">
            <text:p>0.4673193949358965</text:p>
          </table:table-cell>
          <table:table-cell office:value-type="float" office:value="0.3894328291132471">
            <text:p>0.3894328291132471</text:p>
          </table:table-cell>
          <table:table-cell office:value-type="float" office:value="0.3245273575943726">
            <text:p>0.3245273575943726</text:p>
          </table:table-cell>
          <table:table-cell office:value-type="float" office:value="0.2704394646619772">
            <text:p>0.2704394646619772</text:p>
          </table:table-cell>
          <table:table-cell office:value-type="float" office:value="0.2253662205516476">
            <text:p>0.2253662205516476</text:p>
          </table:table-cell>
          <table:table-cell office:value-type="float" office:value="0.1878051837930397">
            <text:p>0.1878051837930397</text:p>
          </table:table-cell>
          <table:table-cell office:value-type="float" office:value="0.1565043198275331">
            <text:p>0.1565043198275331</text:p>
          </table:table-cell>
          <table:table-cell office:value-type="float" office:value="0.1304202665229442">
            <text:p>0.1304202665229442</text:p>
          </table:table-cell>
          <table:table-cell office:value-type="float" office:value="0.1086835554357869">
            <text:p>0.1086835554357869</text:p>
          </table:table-cell>
          <table:table-cell office:value-type="float" office:value="0.0905696295298224">
            <text:p>0.0905696295298224</text:p>
          </table:table-cell>
          <table:table-cell office:value-type="float" office:value="0.075474691274852">
            <text:p>0.075474691274852</text:p>
          </table:table-cell>
          <table:table-cell office:value-type="float" office:value="0.0628955760623767">
            <text:p>0.0628955760623767</text:p>
          </table:table-cell>
          <table:table-cell office:value-type="float" office:value="0.0524129800519805">
            <text:p>0.0524129800519805</text:p>
          </table:table-cell>
          <table:table-cell office:value-type="float" office:value="0.0436774833766504">
            <text:p>0.0436774833766504</text:p>
          </table:table-cell>
          <table:table-cell office:value-type="float" office:value="0.0363979028138754">
            <text:p>0.0363979028138754</text:p>
          </table:table-cell>
          <table:table-cell office:value-type="float" office:value="0.0303315856782295">
            <text:p>0.0303315856782295</text:p>
          </table:table-cell>
          <table:table-cell office:value-type="float" office:value="0.0252763213985245">
            <text:p>0.0252763213985245</text:p>
          </table:table-cell>
          <table:table-cell office:value-type="float" office:value="0.0210636011654371">
            <text:p>0.0210636011654371</text:p>
          </table:table-cell>
          <table:table-cell office:value-type="float" office:value="0.0175530009711976">
            <text:p>0.0175530009711976</text:p>
          </table:table-cell>
          <table:table-cell office:value-type="float" office:value="0.0146275008093313">
            <text:p>0.0146275008093313</text:p>
          </table:table-cell>
          <table:table-cell office:value-type="float" office:value="0.0121895840077761">
            <text:p>0.0121895840077761</text:p>
          </table:table-cell>
          <table:table-cell office:value-type="float" office:value="0.0101579866731467">
            <text:p>0.0101579866731467</text:p>
          </table:table-cell>
          <table:table-cell office:value-type="float" office:value="0.0084649888942889">
            <text:p>0.0084649888942889</text:p>
          </table:table-cell>
          <table:table-cell office:value-type="float" office:value="0.0070541574119074">
            <text:p>0.0070541574119074</text:p>
          </table:table-cell>
          <table:table-cell office:value-type="float" office:value="0.0058784645099229">
            <text:p>0.0058784645099229</text:p>
          </table:table-cell>
          <table:table-cell office:value-type="float" office:value="0.0048987204249357">
            <text:p>0.0048987204249357</text:p>
          </table:table-cell>
          <table:table-cell office:value-type="float" office:value="0.0040822670207797">
            <text:p>0.0040822670207797</text:p>
          </table:table-cell>
        </table:table-row>
        <table:table-row>
          <table:table-cell table:style-name="pd1" office:value-type="string" office:string-value="x_P">
            <text:p>x_P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string" office:string-value="x_N">
            <text:p>x_N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string" office:string-value="x_Ace">
            <text:p>x_Ac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</table:table>
      <table:table table:name="q">
        <table:table-row>
          <table:table-cell/>
          <table:table-cell table:style-name="pd1" office:value-type="string" office:string-value="tC">
            <text:p>tC</text:p>
          </table:table-cell>
          <table:table-cell table:style-name="pd1" office:value-type="string" office:string-value="tP">
            <text:p>tP</text:p>
          </table:table-cell>
          <table:table-cell table:style-name="pd1" office:value-type="string" office:string-value="tN">
            <text:p>tN</text:p>
          </table:table-cell>
          <table:table-cell table:style-name="pd1" office:value-type="string" office:string-value="tAce">
            <text:p>tAce</text:p>
          </table:table-cell>
          <table:table-cell table:style-name="pd1" office:value-type="string" office:string-value="Resp">
            <text:p>Resp</text:p>
          </table:table-cell>
          <table:table-cell table:style-name="pd1" office:value-type="string" office:string-value="Ferm">
            <text:p>Ferm</text:p>
          </table:table-cell>
          <table:table-cell table:style-name="pd1" office:value-type="string" office:string-value="Nucprod">
            <text:p>Nucprod</text:p>
          </table:table-cell>
          <table:table-cell table:style-name="pd1" office:value-type="string" office:string-value="Aaprod">
            <text:p>Aaprod</text:p>
          </table:table-cell>
          <table:table-cell table:style-name="pd1" office:value-type="string" office:string-value="Replication">
            <text:p>Replication</text:p>
          </table:table-cell>
          <table:table-cell table:style-name="pd1" office:value-type="string" office:string-value="Transcription">
            <text:p>Transcription</text:p>
          </table:table-cell>
          <table:table-cell table:style-name="pd1" office:value-type="string" office:string-value="tRNAcharging">
            <text:p>tRNAcharging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q0">
            <text:p>q0</text:p>
          </table:table-cell>
          <table:table-cell office:value-type="float" office:value="0.564688871541541">
            <text:p>0.564688871541541</text:p>
          </table:table-cell>
          <table:table-cell office:value-type="float" office:value="0.22156984253774703">
            <text:p>0.22156984253774703</text:p>
          </table:table-cell>
          <table:table-cell office:value-type="float" office:value="0.21374128602071196">
            <text:p>0.21374128602071196</text:p>
          </table:table-cell>
          <table:table-cell office:value-type="float" office:value="1e-10">
            <text:p>1e-10</text:p>
          </table:table-cell>
          <table:table-cell office:value-type="float" office:value="1e-10">
            <text:p>1e-10</text:p>
          </table:table-cell>
          <table:table-cell office:value-type="float" office:value="0.2152853040934681">
            <text:p>0.2152853040934681</text:p>
          </table:table-cell>
          <table:table-cell office:value-type="float" office:value="0.31829215161823565">
            <text:p>0.31829215161823565</text:p>
          </table:table-cell>
          <table:table-cell office:value-type="float" office:value="0.42748632217012145">
            <text:p>0.42748632217012145</text:p>
          </table:table-cell>
          <table:table-cell office:value-type="float" office:value="0.05882392083959056">
            <text:p>0.05882392083959056</text:p>
          </table:table-cell>
          <table:table-cell office:value-type="float" office:value="0.19632478954868068">
            <text:p>0.19632478954868068</text:p>
          </table:table-cell>
          <table:table-cell office:value-type="float" office:value="0.2842905689372753">
            <text:p>0.2842905689372753</text:p>
          </table:table-cell>
          <table:table-cell office:value-type="float" office:value="0.2225000000000001">
            <text:p>0.2225000000000001</text:p>
          </table:table-cell>
        </table:table-row>
        <table:table-row>
          <table:table-cell table:style-name="pd1" office:value-type="string" office:string-value="1">
            <text:p>1</text:p>
          </table:table-cell>
          <table:table-cell office:value-type="float" office:value="0.5939009943564487">
            <text:p>0.5939009943564487</text:p>
          </table:table-cell>
          <table:table-cell office:value-type="float" office:value="0.23908353572920435">
            <text:p>0.23908353572920435</text:p>
          </table:table-cell>
          <table:table-cell office:value-type="float" office:value="0.23257883180881178">
            <text:p>0.23257883180881178</text:p>
          </table:table-cell>
          <table:table-cell office:value-type="float" office:value="0.06556336189446499">
            <text:p>0.06556336189446499</text:p>
          </table:table-cell>
          <table:table-cell office:value-type="float" office:value="1e-10">
            <text:p>1e-10</text:p>
          </table:table-cell>
          <table:table-cell office:value-type="float" office:value="0.34963596417049597">
            <text:p>0.34963596417049597</text:p>
          </table:table-cell>
          <table:table-cell office:value-type="float" office:value="0.5339052010659328">
            <text:p>0.5339052010659328</text:p>
          </table:table-cell>
          <table:table-cell office:value-type="float" office:value="0.20471570933521865">
            <text:p>0.20471570933521865</text:p>
          </table:table-cell>
          <table:table-cell office:value-type="float" office:value="0.03179029755913727">
            <text:p>0.03179029755913727</text:p>
          </table:table-cell>
          <table:table-cell office:value-type="float" office:value="0.4243595862294143">
            <text:p>0.4243595862294143</text:p>
          </table:table-cell>
          <table:table-cell office:value-type="float" office:value="0.6320570320197823">
            <text:p>0.6320570320197823</text:p>
          </table:table-cell>
          <table:table-cell office:value-type="float" office:value="0.5551091267469196">
            <text:p>0.5551091267469196</text:p>
          </table:table-cell>
        </table:table-row>
        <table:table-row>
          <table:table-cell table:style-name="pd1" office:value-type="string" office:string-value="2">
            <text:p>2</text:p>
          </table:table-cell>
          <table:table-cell office:value-type="float" office:value="0.5938047543909779">
            <text:p>0.5938047543909779</text:p>
          </table:table-cell>
          <table:table-cell office:value-type="float" office:value="0.2391517070113662">
            <text:p>0.2391517070113662</text:p>
          </table:table-cell>
          <table:table-cell office:value-type="float" office:value="0.23264610361671365">
            <text:p>0.23264610361671365</text:p>
          </table:table-cell>
          <table:table-cell office:value-type="float" office:value="0.06560256501905784">
            <text:p>0.06560256501905784</text:p>
          </table:table-cell>
          <table:table-cell office:value-type="float" office:value="1e-10">
            <text:p>1e-10</text:p>
          </table:table-cell>
          <table:table-cell office:value-type="float" office:value="0.3498096620293643">
            <text:p>0.3498096620293643</text:p>
          </table:table-cell>
          <table:table-cell office:value-type="float" office:value="0.5342138371129688">
            <text:p>0.5342138371129688</text:p>
          </table:table-cell>
          <table:table-cell office:value-type="float" office:value="0.2047664294167041">
            <text:p>0.2047664294167041</text:p>
          </table:table-cell>
          <table:table-cell office:value-type="float" office:value="0.03175326481027665">
            <text:p>0.03175326481027665</text:p>
          </table:table-cell>
          <table:table-cell office:value-type="float" office:value="0.42471066520954304">
            <text:p>0.42471066520954304</text:p>
          </table:table-cell>
          <table:table-cell office:value-type="float" office:value="0.6327161951336897">
            <text:p>0.6327161951336897</text:p>
          </table:table-cell>
          <table:table-cell office:value-type="float" office:value="0.5558416557144604">
            <text:p>0.5558416557144604</text:p>
          </table:table-cell>
        </table:table-row>
        <table:table-row>
          <table:table-cell table:style-name="pd1" office:value-type="string" office:string-value="3">
            <text:p>3</text:p>
          </table:table-cell>
          <table:table-cell office:value-type="float" office:value="0.593691248912011">
            <text:p>0.593691248912011</text:p>
          </table:table-cell>
          <table:table-cell office:value-type="float" office:value="0.239232157627238">
            <text:p>0.239232157627238</text:p>
          </table:table-cell>
          <table:table-cell office:value-type="float" office:value="0.23272550253452548">
            <text:p>0.23272550253452548</text:p>
          </table:table-cell>
          <table:table-cell office:value-type="float" office:value="0.06564890907377455">
            <text:p>0.06564890907377455</text:p>
          </table:table-cell>
          <table:table-cell office:value-type="float" office:value="1e-10">
            <text:p>1e-10</text:p>
          </table:table-cell>
          <table:table-cell office:value-type="float" office:value="0.35001474987456976">
            <text:p>0.35001474987456976</text:p>
          </table:table-cell>
          <table:table-cell office:value-type="float" office:value="0.5345797968704301">
            <text:p>0.5345797968704301</text:p>
          </table:table-cell>
          <table:table-cell office:value-type="float" office:value="0.20482634074949288">
            <text:p>0.20482634074949288</text:p>
          </table:table-cell>
          <table:table-cell office:value-type="float" office:value="0.03170904575630483">
            <text:p>0.03170904575630483</text:p>
          </table:table-cell>
          <table:table-cell office:value-type="float" office:value="0.4251274708568817">
            <text:p>0.4251274708568817</text:p>
          </table:table-cell>
          <table:table-cell office:value-type="float" office:value="0.6334993210309854">
            <text:p>0.6334993210309854</text:p>
          </table:table-cell>
          <table:table-cell office:value-type="float" office:value="0.5567125367751438">
            <text:p>0.5567125367751438</text:p>
          </table:table-cell>
        </table:table-row>
        <table:table-row>
          <table:table-cell table:style-name="pd1" office:value-type="string" office:string-value="4">
            <text:p>4</text:p>
          </table:table-cell>
          <table:table-cell office:value-type="float" office:value="0.5935578083929691">
            <text:p>0.5935578083929691</text:p>
          </table:table-cell>
          <table:table-cell office:value-type="float" office:value="0.23932680337241757">
            <text:p>0.23932680337241757</text:p>
          </table:table-cell>
          <table:table-cell office:value-type="float" office:value="0.23281892455190253">
            <text:p>0.23281892455190253</text:p>
          </table:table-cell>
          <table:table-cell office:value-type="float" office:value="0.06570353631728938">
            <text:p>0.06570353631728938</text:p>
          </table:table-cell>
          <table:table-cell office:value-type="float" office:value="1e-10">
            <text:p>1e-10</text:p>
          </table:table-cell>
          <table:table-cell office:value-type="float" office:value="0.35025614425275275">
            <text:p>0.35025614425275275</text:p>
          </table:table-cell>
          <table:table-cell office:value-type="float" office:value="0.535012744342273">
            <text:p>0.535012744342273</text:p>
          </table:table-cell>
          <table:table-cell office:value-type="float" office:value="0.20489690105047131">
            <text:p>0.20489690105047131</text:p>
          </table:table-cell>
          <table:table-cell office:value-type="float" office:value="0.03165629928781247">
            <text:p>0.03165629928781247</text:p>
          </table:table-cell>
          <table:table-cell office:value-type="float" office:value="0.4256213016914155">
            <text:p>0.4256213016914155</text:p>
          </table:table-cell>
          <table:table-cell office:value-type="float" office:value="0.6344279549450506">
            <text:p>0.6344279549450506</text:p>
          </table:table-cell>
          <table:table-cell office:value-type="float" office:value="0.5577460661175602">
            <text:p>0.5577460661175602</text:p>
          </table:table-cell>
        </table:table-row>
        <table:table-row>
          <table:table-cell table:style-name="pd1" office:value-type="string" office:string-value="5">
            <text:p>5</text:p>
          </table:table-cell>
          <table:table-cell office:value-type="float" office:value="0.5934015381455411">
            <text:p>0.5934015381455411</text:p>
          </table:table-cell>
          <table:table-cell office:value-type="float" office:value="0.23943773703093088">
            <text:p>0.23943773703093088</text:p>
          </table:table-cell>
          <table:table-cell office:value-type="float" office:value="0.23292844397441767">
            <text:p>0.23292844397441767</text:p>
          </table:table-cell>
          <table:table-cell office:value-type="float" office:value="0.06576771915088972">
            <text:p>0.06576771915088972</text:p>
          </table:table-cell>
          <table:table-cell office:value-type="float" office:value="1e-10">
            <text:p>1e-10</text:p>
          </table:table-cell>
          <table:table-cell office:value-type="float" office:value="0.35053926730405693">
            <text:p>0.35053926730405693</text:p>
          </table:table-cell>
          <table:table-cell office:value-type="float" office:value="0.535523654719705">
            <text:p>0.535523654719705</text:p>
          </table:table-cell>
          <table:table-cell office:value-type="float" office:value="0.20497972748061596">
            <text:p>0.20497972748061596</text:p>
          </table:table-cell>
          <table:table-cell office:value-type="float" office:value="0.03159345227016886">
            <text:p>0.03159345227016886</text:p>
          </table:table-cell>
          <table:table-cell office:value-type="float" office:value="0.42620507192173096">
            <text:p>0.42620507192173096</text:p>
          </table:table-cell>
          <table:table-cell office:value-type="float" office:value="0.6355268077818726">
            <text:p>0.6355268077818726</text:p>
          </table:table-cell>
          <table:table-cell office:value-type="float" office:value="0.5589701983940528">
            <text:p>0.5589701983940528</text:p>
          </table:table-cell>
        </table:table-row>
        <table:table-row>
          <table:table-cell table:style-name="pd1" office:value-type="string" office:string-value="6">
            <text:p>6</text:p>
          </table:table-cell>
          <table:table-cell office:value-type="float" office:value="0.5932193482295784">
            <text:p>0.5932193482295784</text:p>
          </table:table-cell>
          <table:table-cell office:value-type="float" office:value="0.23956720174113252">
            <text:p>0.23956720174113252</text:p>
          </table:table-cell>
          <table:table-cell office:value-type="float" office:value="0.2330562869048261">
            <text:p>0.2330562869048261</text:p>
          </table:table-cell>
          <table:table-cell office:value-type="float" office:value="0.06584283687553713">
            <text:p>0.06584283687553713</text:p>
          </table:table-cell>
          <table:table-cell office:value-type="float" office:value="1e-10">
            <text:p>1e-10</text:p>
          </table:table-cell>
          <table:table-cell office:value-type="float" office:value="0.3508699291487391">
            <text:p>0.3508699291487391</text:p>
          </table:table-cell>
          <table:table-cell office:value-type="float" office:value="0.5361247654458154">
            <text:p>0.5361247654458154</text:p>
          </table:table-cell>
          <table:table-cell office:value-type="float" office:value="0.20507657390026643">
            <text:p>0.20507657390026643</text:p>
          </table:table-cell>
          <table:table-cell office:value-type="float" office:value="0.03151867474073413">
            <text:p>0.03151867474073413</text:p>
          </table:table-cell>
          <table:table-cell office:value-type="float" office:value="0.426893307371327">
            <text:p>0.426893307371327</text:p>
          </table:table-cell>
          <table:table-cell office:value-type="float" office:value="0.6368238106029498">
            <text:p>0.6368238106029498</text:p>
          </table:table-cell>
          <table:table-cell office:value-type="float" office:value="0.5604166751316094">
            <text:p>0.5604166751316094</text:p>
          </table:table-cell>
        </table:table-row>
        <table:table-row>
          <table:table-cell table:style-name="pd1" office:value-type="string" office:string-value="7">
            <text:p>7</text:p>
          </table:table-cell>
          <table:table-cell office:value-type="float" office:value="0.5930080288297812">
            <text:p>0.5930080288297812</text:p>
          </table:table-cell>
          <table:table-cell office:value-type="float" office:value="0.23971753882179">
            <text:p>0.23971753882179</text:p>
          </table:table-cell>
          <table:table-cell office:value-type="float" office:value="0.23320478078902482">
            <text:p>0.23320478078902482</text:p>
          </table:table-cell>
          <table:table-cell office:value-type="float" office:value="0.06593034844059617">
            <text:p>0.06593034844059617</text:p>
          </table:table-cell>
          <table:table-cell office:value-type="float" office:value="1e-10">
            <text:p>1e-10</text:p>
          </table:table-cell>
          <table:table-cell office:value-type="float" office:value="0.35125417964194616">
            <text:p>0.35125417964194616</text:p>
          </table:table-cell>
          <table:table-cell office:value-type="float" office:value="0.5368295184114552">
            <text:p>0.5368295184114552</text:p>
          </table:table-cell>
          <table:table-cell office:value-type="float" office:value="0.20518930148515704">
            <text:p>0.20518930148515704</text:p>
          </table:table-cell>
          <table:table-cell office:value-type="float" office:value="0.03142985210288953">
            <text:p>0.03142985210288953</text:p>
          </table:table-cell>
          <table:table-cell office:value-type="float" office:value="0.42770213692859205">
            <text:p>0.42770213692859205</text:p>
          </table:table-cell>
          <table:table-cell office:value-type="float" office:value="0.6383501643814207">
            <text:p>0.6383501643814207</text:p>
          </table:table-cell>
          <table:table-cell office:value-type="float" office:value="0.5621211516611576">
            <text:p>0.5621211516611576</text:p>
          </table:table-cell>
        </table:table-row>
        <table:table-row>
          <table:table-cell table:style-name="pd1" office:value-type="string" office:string-value="8">
            <text:p>8</text:p>
          </table:table-cell>
          <table:table-cell office:value-type="float" office:value="0.5927643864365539">
            <text:p>0.5927643864365539</text:p>
          </table:table-cell>
          <table:table-cell office:value-type="float" office:value="0.23989110185120807">
            <text:p>0.23989110185120807</text:p>
          </table:table-cell>
          <table:table-cell office:value-type="float" office:value="0.2333762725322594">
            <text:p>0.2333762725322594</text:p>
          </table:table-cell>
          <table:table-cell office:value-type="float" office:value="0.06603176082002152">
            <text:p>0.06603176082002152</text:p>
          </table:table-cell>
          <table:table-cell office:value-type="float" office:value="1e-10">
            <text:p>1e-10</text:p>
          </table:table-cell>
          <table:table-cell office:value-type="float" office:value="0.35169812405890066">
            <text:p>0.35169812405890066</text:p>
          </table:table-cell>
          <table:table-cell office:value-type="float" office:value="0.5376524928007782">
            <text:p>0.5376524928007782</text:p>
          </table:table-cell>
          <table:table-cell office:value-type="float" office:value="0.20531984254757676">
            <text:p>0.20531984254757676</text:p>
          </table:table-cell>
          <table:table-cell office:value-type="float" office:value="0.03132455496698385">
            <text:p>0.03132455496698385</text:p>
          </table:table-cell>
          <table:table-cell office:value-type="float" office:value="0.42864927724614327">
            <text:p>0.42864927724614327</text:p>
          </table:table-cell>
          <table:table-cell office:value-type="float" office:value="0.640140378239292">
            <text:p>0.640140378239292</text:p>
          </table:table-cell>
          <table:table-cell office:value-type="float" office:value="0.5641233122776794">
            <text:p>0.5641233122776794</text:p>
          </table:table-cell>
        </table:table-row>
        <table:table-row>
          <table:table-cell table:style-name="pd1" office:value-type="string" office:string-value="9">
            <text:p>9</text:p>
          </table:table-cell>
          <table:table-cell office:value-type="float" office:value="0.5924854213087083">
            <text:p>0.5924854213087083</text:p>
          </table:table-cell>
          <table:table-cell office:value-type="float" office:value="0.24009013819228261">
            <text:p>0.24009013819228261</text:p>
          </table:table-cell>
          <table:table-cell office:value-type="float" office:value="0.23357301466755664">
            <text:p>0.23357301466755664</text:p>
          </table:table-cell>
          <table:table-cell office:value-type="float" office:value="0.06614857416854765">
            <text:p>0.06614857416854765</text:p>
          </table:table-cell>
          <table:table-cell office:value-type="float" office:value="1e-10">
            <text:p>1e-10</text:p>
          </table:table-cell>
          <table:table-cell office:value-type="float" office:value="0.35220763117586246">
            <text:p>0.35220763117586246</text:p>
          </table:table-cell>
          <table:table-cell office:value-type="float" office:value="0.5386092120413986">
            <text:p>0.5386092120413986</text:p>
          </table:table-cell>
          <table:table-cell office:value-type="float" office:value="0.20547014374670722">
            <text:p>0.20547014374670722</text:p>
          </table:table-cell>
          <table:table-cell office:value-type="float" office:value="0.03120001618129858">
            <text:p>0.03120001618129858</text:p>
          </table:table-cell>
          <table:table-cell office:value-type="float" office:value="0.42975388640148027">
            <text:p>0.42975388640148027</text:p>
          </table:table-cell>
          <table:table-cell office:value-type="float" office:value="0.6422320792003151">
            <text:p>0.6422320792003151</text:p>
          </table:table-cell>
          <table:table-cell office:value-type="float" office:value="0.5664667519011503">
            <text:p>0.5664667519011503</text:p>
          </table:table-cell>
        </table:table-row>
        <table:table-row>
          <table:table-cell table:style-name="pd1" office:value-type="string" office:string-value="10">
            <text:p>10</text:p>
          </table:table-cell>
          <table:table-cell office:value-type="float" office:value="0.5921685167901677">
            <text:p>0.5921685167901677</text:p>
          </table:table-cell>
          <table:table-cell office:value-type="float" office:value="0.24031664484341336">
            <text:p>0.24031664484341336</text:p>
          </table:table-cell>
          <table:table-cell office:value-type="float" office:value="0.2337970243316592">
            <text:p>0.2337970243316592</text:p>
          </table:table-cell>
          <table:table-cell office:value-type="float" office:value="0.06628218596524037">
            <text:p>0.06628218596524037</text:p>
          </table:table-cell>
          <table:table-cell office:value-type="float" office:value="1e-10">
            <text:p>1e-10</text:p>
          </table:table-cell>
          <table:table-cell office:value-type="float" office:value="0.35278786904055176">
            <text:p>0.35278786904055176</text:p>
          </table:table-cell>
          <table:table-cell office:value-type="float" office:value="0.5397157119129096">
            <text:p>0.5397157119129096</text:p>
          </table:table-cell>
          <table:table-cell office:value-type="float" office:value="0.2056420767701045">
            <text:p>0.2056420767701045</text:p>
          </table:table-cell>
          <table:table-cell office:value-type="float" office:value="0.031053125969100474">
            <text:p>0.031053125969100474</text:p>
          </table:table-cell>
          <table:table-cell office:value-type="float" office:value="0.4310361633002952">
            <text:p>0.4310361633002952</text:p>
          </table:table-cell>
          <table:table-cell office:value-type="float" office:value="0.6446653754536897">
            <text:p>0.6446653754536897</text:p>
          </table:table-cell>
          <table:table-cell office:value-type="float" office:value="0.5691983982986109">
            <text:p>0.5691983982986109</text:p>
          </table:table-cell>
        </table:table-row>
        <table:table-row>
          <table:table-cell table:style-name="pd1" office:value-type="string" office:string-value="11">
            <text:p>11</text:p>
          </table:table-cell>
          <table:table-cell office:value-type="float" office:value="0.5918117086008953">
            <text:p>0.5918117086008953</text:p>
          </table:table-cell>
          <table:table-cell office:value-type="float" office:value="0.2405721808405854">
            <text:p>0.2405721808405854</text:p>
          </table:table-cell>
          <table:table-cell office:value-type="float" office:value="0.2340499025646159">
            <text:p>0.2340499025646159</text:p>
          </table:table-cell>
          <table:table-cell office:value-type="float" office:value="0.06643379200609667">
            <text:p>0.06643379200609667</text:p>
          </table:table-cell>
          <table:table-cell office:value-type="float" office:value="1e-10">
            <text:p>1e-10</text:p>
          </table:table-cell>
          <table:table-cell office:value-type="float" office:value="0.3534428062781775">
            <text:p>0.3534428062781775</text:p>
          </table:table-cell>
          <table:table-cell office:value-type="float" office:value="0.5409881007798977">
            <text:p>0.5409881007798977</text:p>
          </table:table-cell>
          <table:table-cell office:value-type="float" office:value="0.20583735005514112">
            <text:p>0.20583735005514112</text:p>
          </table:table-cell>
          <table:table-cell office:value-type="float" office:value="0.030880433790008092">
            <text:p>0.030880433790008092</text:p>
          </table:table-cell>
          <table:table-cell office:value-type="float" office:value="0.4325169239776995">
            <text:p>0.4325169239776995</text:p>
          </table:table-cell>
          <table:table-cell office:value-type="float" office:value="0.6474821579374518">
            <text:p>0.6474821579374518</text:p>
          </table:table-cell>
          <table:table-cell office:value-type="float" office:value="0.5723678470934457">
            <text:p>0.5723678470934457</text:p>
          </table:table-cell>
        </table:table-row>
        <table:table-row>
          <table:table-cell table:style-name="pd1" office:value-type="string" office:string-value="12">
            <text:p>12</text:p>
          </table:table-cell>
          <table:table-cell office:value-type="float" office:value="0.5914140015308298">
            <text:p>0.5914140015308298</text:p>
          </table:table-cell>
          <table:table-cell office:value-type="float" office:value="0.2408576474007549">
            <text:p>0.2408576474007549</text:p>
          </table:table-cell>
          <table:table-cell office:value-type="float" office:value="0.234332623599384">
            <text:p>0.234332623599384</text:p>
          </table:table-cell>
          <table:table-cell office:value-type="float" office:value="0.06660427253096872">
            <text:p>0.06660427253096872</text:p>
          </table:table-cell>
          <table:table-cell office:value-type="float" office:value="1e-10">
            <text:p>1e-10</text:p>
          </table:table-cell>
          <table:table-cell office:value-type="float" office:value="0.35417464198516063">
            <text:p>0.35417464198516063</text:p>
          </table:table-cell>
          <table:table-cell office:value-type="float" office:value="0.5424420286276165">
            <text:p>0.5424420286276165</text:p>
          </table:table-cell>
          <table:table-cell office:value-type="float" office:value="0.2060574176235209">
            <text:p>0.2060574176235209</text:p>
          </table:table-cell>
          <table:table-cell office:value-type="float" office:value="0.030678168825250346">
            <text:p>0.030678168825250346</text:p>
          </table:table-cell>
          <table:table-cell office:value-type="float" office:value="0.43421705708383945">
            <text:p>0.43421705708383945</text:p>
          </table:table-cell>
          <table:table-cell office:value-type="float" office:value="0.6507251611177969">
            <text:p>0.6507251611177969</text:p>
          </table:table-cell>
          <table:table-cell office:value-type="float" office:value="0.576026417053649">
            <text:p>0.576026417053649</text:p>
          </table:table-cell>
        </table:table-row>
        <table:table-row>
          <table:table-cell table:style-name="pd1" office:value-type="string" office:string-value="13">
            <text:p>13</text:p>
          </table:table-cell>
          <table:table-cell office:value-type="float" office:value="0.5909756311362859">
            <text:p>0.5909756311362859</text:p>
          </table:table-cell>
          <table:table-cell office:value-type="float" office:value="0.24117307507205218">
            <text:p>0.24117307507205218</text:p>
          </table:table-cell>
          <table:table-cell office:value-type="float" office:value="0.23464532755371958">
            <text:p>0.23464532755371958</text:p>
          </table:table-cell>
          <table:table-cell office:value-type="float" office:value="0.06679403376205786">
            <text:p>0.06679403376205786</text:p>
          </table:table-cell>
          <table:table-cell office:value-type="float" office:value="1e-10">
            <text:p>1e-10</text:p>
          </table:table-cell>
          <table:table-cell office:value-type="float" office:value="0.35498307195366274">
            <text:p>0.35498307195366274</text:p>
          </table:table-cell>
          <table:table-cell office:value-type="float" office:value="0.5440918564521797">
            <text:p>0.5440918564521797</text:p>
          </table:table-cell>
          <table:table-cell office:value-type="float" office:value="0.20630336662268053">
            <text:p>0.20630336662268053</text:p>
          </table:table-cell>
          <table:table-cell office:value-type="float" office:value="0.030442302459880714">
            <text:p>0.030442302459880714</text:p>
          </table:table-cell>
          <table:table-cell office:value-type="float" office:value="0.4361566283215436">
            <text:p>0.4361566283215436</text:p>
          </table:table-cell>
          <table:table-cell office:value-type="float" office:value="0.6544363731963876">
            <text:p>0.6544363731963876</text:p>
          </table:table-cell>
          <table:table-cell office:value-type="float" office:value="0.5802254993135435">
            <text:p>0.5802254993135435</text:p>
          </table:table-cell>
        </table:table-row>
        <table:table-row>
          <table:table-cell table:style-name="pd1" office:value-type="string" office:string-value="14">
            <text:p>14</text:p>
          </table:table-cell>
          <table:table-cell office:value-type="float" office:value="0.5904983998763359">
            <text:p>0.5904983998763359</text:p>
          </table:table-cell>
          <table:table-cell office:value-type="float" office:value="0.24151739059033517">
            <text:p>0.24151739059033517</text:p>
          </table:table-cell>
          <table:table-cell office:value-type="float" office:value="0.23498710055115785">
            <text:p>0.23498710055115785</text:p>
          </table:table-cell>
          <table:table-cell office:value-type="float" office:value="0.06700289101782901">
            <text:p>0.06700289101782901</text:p>
          </table:table-cell>
          <table:table-cell office:value-type="float" office:value="1e-10">
            <text:p>1e-10</text:p>
          </table:table-cell>
          <table:table-cell office:value-type="float" office:value="0.35586471672805486">
            <text:p>0.35586471672805486</text:p>
          </table:table-cell>
          <table:table-cell office:value-type="float" office:value="0.5459500355060893">
            <text:p>0.5459500355060893</text:p>
          </table:table-cell>
          <table:table-cell office:value-type="float" office:value="0.20657585764665815">
            <text:p>0.20657585764665815</text:p>
          </table:table-cell>
          <table:table-cell office:value-type="float" office:value="0.03016862502487828">
            <text:p>0.03016862502487828</text:p>
          </table:table-cell>
          <table:table-cell office:value-type="float" office:value="0.4383541469827241">
            <text:p>0.4383541469827241</text:p>
          </table:table-cell>
          <table:table-cell office:value-type="float" office:value="0.6586556600937169">
            <text:p>0.6586556600937169</text:p>
          </table:table-cell>
          <table:table-cell office:value-type="float" office:value="0.5850150456147286">
            <text:p>0.5850150456147286</text:p>
          </table:table-cell>
        </table:table-row>
        <table:table-row>
          <table:table-cell table:style-name="pd1" office:value-type="string" office:string-value="15">
            <text:p>15</text:p>
          </table:table-cell>
          <table:table-cell office:value-type="float" office:value="0.5899858407863189">
            <text:p>0.5899858407863189</text:p>
          </table:table-cell>
          <table:table-cell office:value-type="float" office:value="0.241888256686735">
            <text:p>0.241888256686735</text:p>
          </table:table-cell>
          <table:table-cell office:value-type="float" office:value="0.2353558201927667">
            <text:p>0.2353558201927667</text:p>
          </table:table-cell>
          <table:table-cell office:value-type="float" office:value="0.06722991766582072">
            <text:p>0.06722991766582072</text:p>
          </table:table-cell>
          <table:table-cell office:value-type="float" office:value="1e-10">
            <text:p>1e-10</text:p>
          </table:table-cell>
          <table:table-cell office:value-type="float" office:value="0.35681247115238723">
            <text:p>0.35681247115238723</text:p>
          </table:table-cell>
          <table:table-cell office:value-type="float" office:value="0.5480261664056161">
            <text:p>0.5480261664056161</text:p>
          </table:table-cell>
          <table:table-cell office:value-type="float" office:value="0.206875057035268">
            <text:p>0.206875057035268</text:p>
          </table:table-cell>
          <table:table-cell office:value-type="float" office:value="0.029852884995692247">
            <text:p>0.029852884995692247</text:p>
          </table:table-cell>
          <table:table-cell office:value-type="float" office:value="0.4408254326207568">
            <text:p>0.4408254326207568</text:p>
          </table:table-cell>
          <table:table-cell office:value-type="float" office:value="0.6634186238874901">
            <text:p>0.6634186238874901</text:p>
          </table:table-cell>
          <table:table-cell office:value-type="float" office:value="0.5904412004835488">
            <text:p>0.5904412004835488</text:p>
          </table:table-cell>
        </table:table-row>
        <table:table-row>
          <table:table-cell table:style-name="pd1" office:value-type="string" office:string-value="16">
            <text:p>16</text:p>
          </table:table-cell>
          <table:table-cell office:value-type="float" office:value="0.5894433399494912">
            <text:p>0.5894433399494912</text:p>
          </table:table-cell>
          <table:table-cell office:value-type="float" office:value="0.2422819631633784">
            <text:p>0.2422819631633784</text:p>
          </table:table-cell>
          <table:table-cell office:value-type="float" office:value="0.2357480563512959">
            <text:p>0.2357480563512959</text:p>
          </table:table-cell>
          <table:table-cell office:value-type="float" office:value="0.06747335946416552">
            <text:p>0.06747335946416552</text:p>
          </table:table-cell>
          <table:table-cell office:value-type="float" office:value="1e-10">
            <text:p>1e-10</text:p>
          </table:table-cell>
          <table:table-cell office:value-type="float" office:value="0.35781515995711705">
            <text:p>0.35781515995711705</text:p>
          </table:table-cell>
          <table:table-cell office:value-type="float" office:value="0.5503262990954517">
            <text:p>0.5503262990954517</text:p>
          </table:table-cell>
          <table:table-cell office:value-type="float" office:value="0.20720063564401303">
            <text:p>0.20720063564401303</text:p>
          </table:table-cell>
          <table:table-cell office:value-type="float" office:value="0.029490956546946095">
            <text:p>0.029490956546946095</text:p>
          </table:table-cell>
          <table:table-cell office:value-type="float" office:value="0.443582655954327">
            <text:p>0.443582655954327</text:p>
          </table:table-cell>
          <table:table-cell office:value-type="float" office:value="0.6687546713689942">
            <text:p>0.6687546713689942</text:p>
          </table:table-cell>
          <table:table-cell office:value-type="float" office:value="0.5965440403206517">
            <text:p>0.5965440403206517</text:p>
          </table:table-cell>
        </table:table-row>
        <table:table-row>
          <table:table-cell table:style-name="pd1" office:value-type="string" office:string-value="17">
            <text:p>17</text:p>
          </table:table-cell>
          <table:table-cell office:value-type="float" office:value="0.5888781338974065">
            <text:p>0.5888781338974065</text:p>
          </table:table-cell>
          <table:table-cell office:value-type="float" office:value="0.24269341183509346">
            <text:p>0.24269341183509346</text:p>
          </table:table-cell>
          <table:table-cell office:value-type="float" office:value="0.2361590654710731">
            <text:p>0.2361590654710731</text:p>
          </table:table-cell>
          <table:table-cell office:value-type="float" office:value="0.06773061120357313">
            <text:p>0.06773061120357313</text:p>
          </table:table-cell>
          <table:table-cell office:value-type="float" office:value="1e-10">
            <text:p>1e-10</text:p>
          </table:table-cell>
          <table:table-cell office:value-type="float" office:value="0.3588575204700412">
            <text:p>0.3588575204700412</text:p>
          </table:table-cell>
          <table:table-cell office:value-type="float" office:value="0.5528523779133383">
            <text:p>0.5528523779133383</text:p>
          </table:table-cell>
          <table:table-cell office:value-type="float" office:value="0.20755181763451794">
            <text:p>0.20755181763451794</text:p>
          </table:table-cell>
          <table:table-cell office:value-type="float" office:value="0.029079043788771207">
            <text:p>0.029079043788771207</text:p>
          </table:table-cell>
          <table:table-cell office:value-type="float" office:value="0.4466334557793146">
            <text:p>0.4466334557793146</text:p>
          </table:table-cell>
          <table:table-cell office:value-type="float" office:value="0.6746851259474681">
            <text:p>0.6746851259474681</text:p>
          </table:table-cell>
          <table:table-cell office:value-type="float" office:value="0.603355250977881">
            <text:p>0.603355250977881</text:p>
          </table:table-cell>
        </table:table-row>
        <table:table-row>
          <table:table-cell table:style-name="pd1" office:value-type="string" office:string-value="18">
            <text:p>18</text:p>
          </table:table-cell>
          <table:table-cell office:value-type="float" office:value="0.5882990789418896">
            <text:p>0.5882990789418896</text:p>
          </table:table-cell>
          <table:table-cell office:value-type="float" office:value="0.24311624676089735">
            <text:p>0.24311624676089735</text:p>
          </table:table-cell>
          <table:table-cell office:value-type="float" office:value="0.236582922479058">
            <text:p>0.236582922479058</text:p>
          </table:table-cell>
          <table:table-cell office:value-type="float" office:value="0.06799824818184508">
            <text:p>0.06799824818184508</text:p>
          </table:table-cell>
          <table:table-cell office:value-type="float" office:value="1e-10">
            <text:p>1e-10</text:p>
          </table:table-cell>
          <table:table-cell office:value-type="float" office:value="0.35992051776010037">
            <text:p>0.35992051776010037</text:p>
          </table:table-cell>
          <table:table-cell office:value-type="float" office:value="0.5556017059052393">
            <text:p>0.5556017059052393</text:p>
          </table:table-cell>
          <table:table-cell office:value-type="float" office:value="0.20792744712628453">
            <text:p>0.20792744712628453</text:p>
          </table:table-cell>
          <table:table-cell office:value-type="float" office:value="0.02861392537084614">
            <text:p>0.02861392537084614</text:p>
          </table:table-cell>
          <table:table-cell office:value-type="float" office:value="0.4499800146598029">
            <text:p>0.4499800146598029</text:p>
          </table:table-cell>
          <table:table-cell office:value-type="float" office:value="0.6812211956602038">
            <text:p>0.6812211956602038</text:p>
          </table:table-cell>
          <table:table-cell office:value-type="float" office:value="0.6108955662178502">
            <text:p>0.6108955662178502</text:p>
          </table:table-cell>
        </table:table-row>
        <table:table-row>
          <table:table-cell table:style-name="pd1" office:value-type="string" office:string-value="19">
            <text:p>19</text:p>
          </table:table-cell>
          <table:table-cell office:value-type="float" office:value="0.5877163334312907">
            <text:p>0.5877163334312907</text:p>
          </table:table-cell>
          <table:table-cell office:value-type="float" office:value="0.24354308696849528">
            <text:p>0.24354308696849528</text:p>
          </table:table-cell>
          <table:table-cell office:value-type="float" office:value="0.2370127558474545">
            <text:p>0.2370127558474545</text:p>
          </table:table-cell>
          <table:table-cell office:value-type="float" office:value="0.0682721762472406">
            <text:p>0.0682721762472406</text:p>
          </table:table-cell>
          <table:table-cell office:value-type="float" office:value="1e-10">
            <text:p>1e-10</text:p>
          </table:table-cell>
          <table:table-cell office:value-type="float" office:value="0.3609822205075145">
            <text:p>0.3609822205075145</text:p>
          </table:table-cell>
          <table:table-cell office:value-type="float" office:value="0.5585667753179471">
            <text:p>0.5585667753179471</text:p>
          </table:table-cell>
          <table:table-cell office:value-type="float" office:value="0.2083260973059549">
            <text:p>0.2083260973059549</text:p>
          </table:table-cell>
          <table:table-cell office:value-type="float" office:value="0.02809320498044388">
            <text:p>0.02809320498044388</text:p>
          </table:table-cell>
          <table:table-cell office:value-type="float" office:value="0.45361849413651545">
            <text:p>0.45361849413651545</text:p>
          </table:table-cell>
          <table:table-cell office:value-type="float" office:value="0.688362501537056">
            <text:p>0.688362501537056</text:p>
          </table:table-cell>
          <table:table-cell office:value-type="float" office:value="0.6191727021062631">
            <text:p>0.6191727021062631</text:p>
          </table:table-cell>
        </table:table-row>
        <table:table-row>
          <table:table-cell table:style-name="pd1" office:value-type="string" office:string-value="20">
            <text:p>20</text:p>
          </table:table-cell>
          <table:table-cell office:value-type="float" office:value="0.5871408570017316">
            <text:p>0.5871408570017316</text:p>
          </table:table-cell>
          <table:table-cell office:value-type="float" office:value="0.24396589246322312">
            <text:p>0.24396589246322312</text:p>
          </table:table-cell>
          <table:table-cell office:value-type="float" office:value="0.23744110604286642">
            <text:p>0.23744110604286642</text:p>
          </table:table-cell>
          <table:table-cell office:value-type="float" office:value="0.06854785550782122">
            <text:p>0.06854785550782122</text:p>
          </table:table-cell>
          <table:table-cell office:value-type="float" office:value="1e-10">
            <text:p>1e-10</text:p>
          </table:table-cell>
          <table:table-cell office:value-type="float" office:value="0.36201908067241145">
            <text:p>0.36201908067241145</text:p>
          </table:table-cell>
          <table:table-cell office:value-type="float" office:value="0.5617352103663052">
            <text:p>0.5617352103663052</text:p>
          </table:table-cell>
          <table:table-cell office:value-type="float" office:value="0.2087461590202078">
            <text:p>0.2087461590202078</text:p>
          </table:table-cell>
          <table:table-cell office:value-type="float" office:value="0.027515555359439763">
            <text:p>0.027515555359439763</text:p>
          </table:table-cell>
          <table:table-cell office:value-type="float" office:value="0.45753858673862824">
            <text:p>0.45753858673862824</text:p>
          </table:table-cell>
          <table:table-cell office:value-type="float" office:value="0.6960958147298275">
            <text:p>0.6960958147298275</text:p>
          </table:table-cell>
          <table:table-cell office:value-type="float" office:value="0.6281794745001559">
            <text:p>0.6281794745001559</text:p>
          </table:table-cell>
        </table:table-row>
        <table:table-row>
          <table:table-cell table:style-name="pd1" office:value-type="string" office:string-value="21">
            <text:p>21</text:p>
          </table:table-cell>
          <table:table-cell office:value-type="float" office:value="0.5865838997882165">
            <text:p>0.5865838997882165</text:p>
          </table:table-cell>
          <table:table-cell office:value-type="float" office:value="0.24437638496662367">
            <text:p>0.24437638496662367</text:p>
          </table:table-cell>
          <table:table-cell office:value-type="float" office:value="0.23786033622464273">
            <text:p>0.23786033622464273</text:p>
          </table:table-cell>
          <table:table-cell office:value-type="float" office:value="0.06882062097948292">
            <text:p>0.06882062097948292</text:p>
          </table:table-cell>
          <table:table-cell office:value-type="float" office:value="1e-10">
            <text:p>1e-10</text:p>
          </table:table-cell>
          <table:table-cell office:value-type="float" office:value="0.36300764263623714">
            <text:p>0.36300764263623714</text:p>
          </table:table-cell>
          <table:table-cell office:value-type="float" office:value="0.5650900561433405">
            <text:p>0.5650900561433405</text:p>
          </table:table-cell>
          <table:table-cell office:value-type="float" office:value="0.2091859203341446">
            <text:p>0.2091859203341446</text:p>
          </table:table-cell>
          <table:table-cell office:value-type="float" office:value="0.026880922459706722">
            <text:p>0.026880922459706722</text:p>
          </table:table-cell>
          <table:table-cell office:value-type="float" office:value="0.4617234983585635">
            <text:p>0.4617234983585635</text:p>
          </table:table-cell>
          <table:table-cell office:value-type="float" office:value="0.7043945660427203">
            <text:p>0.7043945660427203</text:p>
          </table:table-cell>
          <table:table-cell office:value-type="float" office:value="0.637892725937293">
            <text:p>0.637892725937293</text:p>
          </table:table-cell>
        </table:table-row>
        <table:table-row>
          <table:table-cell table:style-name="pd1" office:value-type="string" office:string-value="22">
            <text:p>22</text:p>
          </table:table-cell>
          <table:table-cell office:value-type="float" office:value="0.5860564234404275">
            <text:p>0.5860564234404275</text:p>
          </table:table-cell>
          <table:table-cell office:value-type="float" office:value="0.24476652075368427">
            <text:p>0.24476652075368427</text:p>
          </table:table-cell>
          <table:table-cell office:value-type="float" office:value="0.23826308285142328">
            <text:p>0.23826308285142328</text:p>
          </table:table-cell>
          <table:table-cell office:value-type="float" office:value="0.0690860270455352">
            <text:p>0.0690860270455352</text:p>
          </table:table-cell>
          <table:table-cell office:value-type="float" office:value="1e-10">
            <text:p>1e-10</text:p>
          </table:table-cell>
          <table:table-cell office:value-type="float" office:value="0.36392636681540597">
            <text:p>0.36392636681540597</text:p>
          </table:table-cell>
          <table:table-cell office:value-type="float" office:value="0.5686101758916301">
            <text:p>0.5686101758916301</text:p>
          </table:table-cell>
          <table:table-cell office:value-type="float" office:value="0.2096435888529779">
            <text:p>0.2096435888529779</text:p>
          </table:table-cell>
          <table:table-cell office:value-type="float" office:value="0.026190671693707184">
            <text:p>0.026190671693707184</text:p>
          </table:table-cell>
          <table:table-cell office:value-type="float" office:value="0.4661501413586">
            <text:p>0.4661501413586</text:p>
          </table:table-cell>
          <table:table-cell office:value-type="float" office:value="0.7132188228912505">
            <text:p>0.7132188228912505</text:p>
          </table:table-cell>
          <table:table-cell office:value-type="float" office:value="0.6482728139711222">
            <text:p>0.6482728139711222</text:p>
          </table:table-cell>
        </table:table-row>
        <table:table-row>
          <table:table-cell table:style-name="pd1" office:value-type="string" office:string-value="23">
            <text:p>23</text:p>
          </table:table-cell>
          <table:table-cell office:value-type="float" office:value="0.5200123737959534">
            <text:p>0.5200123737959534</text:p>
          </table:table-cell>
          <table:table-cell office:value-type="float" office:value="0.24230156670555575">
            <text:p>0.24230156670555575</text:p>
          </table:table-cell>
          <table:table-cell office:value-type="float" office:value="0.23768605959849065">
            <text:p>0.23768605959849065</text:p>
          </table:table-cell>
          <table:table-cell office:value-type="float" office:value="1e-10">
            <text:p>1e-10</text:p>
          </table:table-cell>
          <table:table-cell office:value-type="float" office:value="0.2845348281077323">
            <text:p>0.2845348281077323</text:p>
          </table:table-cell>
          <table:table-cell office:value-type="float" office:value="5.743505537110608e-07">
            <text:p>5.743505537110608e-07</text:p>
          </table:table-cell>
          <table:table-cell office:value-type="float" office:value="0.5569913581930515">
            <text:p>0.5569913581930515</text:p>
          </table:table-cell>
          <table:table-cell office:value-type="float" office:value="0.20479884651043784">
            <text:p>0.20479884651043784</text:p>
          </table:table-cell>
          <table:table-cell office:value-type="float" office:value="0.025159441095167163">
            <text:p>0.025159441095167163</text:p>
          </table:table-cell>
          <table:table-cell office:value-type="float" office:value="0.457483208930359">
            <text:p>0.457483208930359</text:p>
          </table:table-cell>
          <table:table-cell office:value-type="float" office:value="0.7010155190291394">
            <text:p>0.7010155190291394</text:p>
          </table:table-cell>
          <table:table-cell office:value-type="float" office:value="0.6384864449909808">
            <text:p>0.6384864449909808</text:p>
          </table:table-cell>
        </table:table-row>
        <table:table-row>
          <table:table-cell table:style-name="pd1" office:value-type="string" office:string-value="24">
            <text:p>24</text:p>
          </table:table-cell>
          <table:table-cell office:value-type="float" office:value="0.5189619553432389">
            <text:p>0.5189619553432389</text:p>
          </table:table-cell>
          <table:table-cell office:value-type="float" office:value="0.24282414242150263">
            <text:p>0.24282414242150263</text:p>
          </table:table-cell>
          <table:table-cell office:value-type="float" office:value="0.23821390233525838">
            <text:p>0.23821390233525838</text:p>
          </table:table-cell>
          <table:table-cell office:value-type="float" office:value="1e-10">
            <text:p>1e-10</text:p>
          </table:table-cell>
          <table:table-cell office:value-type="float" office:value="0.28569518672672445">
            <text:p>0.28569518672672445</text:p>
          </table:table-cell>
          <table:table-cell office:value-type="float" office:value="5.222855753090144e-07">
            <text:p>5.222855753090144e-07</text:p>
          </table:table-cell>
          <table:table-cell office:value-type="float" office:value="0.5599597431840055">
            <text:p>0.5599597431840055</text:p>
          </table:table-cell>
          <table:table-cell office:value-type="float" office:value="0.20511577416345467">
            <text:p>0.20511577416345467</text:p>
          </table:table-cell>
          <table:table-cell office:value-type="float" office:value="0.024430039101593158">
            <text:p>0.024430039101593158</text:p>
          </table:table-cell>
          <table:table-cell office:value-type="float" office:value="0.46146621370915014">
            <text:p>0.46146621370915014</text:p>
          </table:table-cell>
          <table:table-cell office:value-type="float" office:value="0.7092793220947977">
            <text:p>0.7092793220947977</text:p>
          </table:table-cell>
          <table:table-cell office:value-type="float" office:value="0.6485097257710715">
            <text:p>0.6485097257710715</text:p>
          </table:table-cell>
        </table:table-row>
        <table:table-row>
          <table:table-cell table:style-name="pd1" office:value-type="string" office:string-value="25">
            <text:p>25</text:p>
          </table:table-cell>
          <table:table-cell office:value-type="float" office:value="0.518219200238248">
            <text:p>0.518219200238248</text:p>
          </table:table-cell>
          <table:table-cell office:value-type="float" office:value="0.2431923845790893">
            <text:p>0.2431923845790893</text:p>
          </table:table-cell>
          <table:table-cell office:value-type="float" office:value="0.2385884152826626">
            <text:p>0.2385884152826626</text:p>
          </table:table-cell>
          <table:table-cell office:value-type="float" office:value="1e-10">
            <text:p>1e-10</text:p>
          </table:table-cell>
          <table:table-cell office:value-type="float" office:value="0.2868906802650816">
            <text:p>0.2868906802650816</text:p>
          </table:table-cell>
          <table:table-cell office:value-type="float" office:value="4.7572146741441664e-07">
            <text:p>4.7572146741441664e-07</text:p>
          </table:table-cell>
          <table:table-cell office:value-type="float" office:value="0.5634849148604929">
            <text:p>0.5634849148604929</text:p>
          </table:table-cell>
          <table:table-cell office:value-type="float" office:value="0.20552501347466415">
            <text:p>0.20552501347466415</text:p>
          </table:table-cell>
          <table:table-cell office:value-type="float" office:value="0.02363768841020187">
            <text:p>0.02363768841020187</text:p>
          </table:table-cell>
          <table:table-cell office:value-type="float" office:value="0.4660563968031124">
            <text:p>0.4660563968031124</text:p>
          </table:table-cell>
          <table:table-cell office:value-type="float" office:value="0.7186504065687925">
            <text:p>0.7186504065687925</text:p>
          </table:table-cell>
          <table:table-cell office:value-type="float" office:value="0.6597510651502927">
            <text:p>0.6597510651502927</text:p>
          </table:table-cell>
        </table:table-row>
        <table:table-row>
          <table:table-cell table:style-name="pd1" office:value-type="string" office:string-value="26">
            <text:p>26</text:p>
          </table:table-cell>
          <table:table-cell office:value-type="float" office:value="0.517542759165421">
            <text:p>0.517542759165421</text:p>
          </table:table-cell>
          <table:table-cell office:value-type="float" office:value="0.24352625914915416">
            <text:p>0.24352625914915416</text:p>
          </table:table-cell>
          <table:table-cell office:value-type="float" office:value="0.23893098178542474">
            <text:p>0.23893098178542474</text:p>
          </table:table-cell>
          <table:table-cell office:value-type="float" office:value="1e-10">
            <text:p>1e-10</text:p>
          </table:table-cell>
          <table:table-cell office:value-type="float" office:value="0.287993547360493">
            <text:p>0.287993547360493</text:p>
          </table:table-cell>
          <table:table-cell office:value-type="float" office:value="4.336116371656301e-07">
            <text:p>4.336116371656301e-07</text:p>
          </table:table-cell>
          <table:table-cell office:value-type="float" office:value="0.5670642401304703">
            <text:p>0.5670642401304703</text:p>
          </table:table-cell>
          <table:table-cell office:value-type="float" office:value="0.20594006083129587">
            <text:p>0.20594006083129587</text:p>
          </table:table-cell>
          <table:table-cell office:value-type="float" office:value="0.022807128479432108">
            <text:p>0.022807128479432108</text:p>
          </table:table-cell>
          <table:table-cell office:value-type="float" office:value="0.4707537005108701">
            <text:p>0.4707537005108701</text:p>
          </table:table-cell>
          <table:table-cell office:value-type="float" office:value="0.7282920088950019">
            <text:p>0.7282920088950019</text:p>
          </table:table-cell>
          <table:table-cell office:value-type="float" office:value="0.6713766030582126">
            <text:p>0.6713766030582126</text:p>
          </table:table-cell>
        </table:table-row>
        <table:table-row>
          <table:table-cell table:style-name="pd1" office:value-type="string" office:string-value="27">
            <text:p>27</text:p>
          </table:table-cell>
          <table:table-cell office:value-type="float" office:value="0.5169406608419237">
            <text:p>0.5169406608419237</text:p>
          </table:table-cell>
          <table:table-cell office:value-type="float" office:value="0.24382160485282675">
            <text:p>0.24382160485282675</text:p>
          </table:table-cell>
          <table:table-cell office:value-type="float" office:value="0.23923773440524942">
            <text:p>0.23923773440524942</text:p>
          </table:table-cell>
          <table:table-cell office:value-type="float" office:value="1e-10">
            <text:p>1e-10</text:p>
          </table:table-cell>
          <table:table-cell office:value-type="float" office:value="0.2889904092859653">
            <text:p>0.2889904092859653</text:p>
          </table:table-cell>
          <table:table-cell office:value-type="float" office:value="3.9544422480885015e-07">
            <text:p>3.9544422480885015e-07</text:p>
          </table:table-cell>
          <table:table-cell office:value-type="float" office:value="0.5706786040678179">
            <text:p>0.5706786040678179</text:p>
          </table:table-cell>
          <table:table-cell office:value-type="float" office:value="0.20636141561624502">
            <text:p>0.20636141561624502</text:p>
          </table:table-cell>
          <table:table-cell office:value-type="float" office:value="0.021944996132259337">
            <text:p>0.021944996132259337</text:p>
          </table:table-cell>
          <table:table-cell office:value-type="float" office:value="0.47552877505579005">
            <text:p>0.47552877505579005</text:p>
          </table:table-cell>
          <table:table-cell office:value-type="float" office:value="0.7381412553349695">
            <text:p>0.7381412553349695</text:p>
          </table:table-cell>
          <table:table-cell office:value-type="float" office:value="0.6833084423916311">
            <text:p>0.6833084423916311</text:p>
          </table:table-cell>
        </table:table-row>
        <table:table-row>
          <table:table-cell table:style-name="pd1" office:value-type="string" office:string-value="28">
            <text:p>28</text:p>
          </table:table-cell>
          <table:table-cell office:value-type="float" office:value="0.5164158870232715">
            <text:p>0.5164158870232715</text:p>
          </table:table-cell>
          <table:table-cell office:value-type="float" office:value="0.24407685743943783">
            <text:p>0.24407685743943783</text:p>
          </table:table-cell>
          <table:table-cell office:value-type="float" office:value="0.23950725563729058">
            <text:p>0.23950725563729058</text:p>
          </table:table-cell>
          <table:table-cell office:value-type="float" office:value="1e-10">
            <text:p>1e-10</text:p>
          </table:table-cell>
          <table:table-cell office:value-type="float" office:value="0.2898709159173417">
            <text:p>0.2898709159173417</text:p>
          </table:table-cell>
          <table:table-cell office:value-type="float" office:value="3.6079692130349117e-07">
            <text:p>3.6079692130349117e-07</text:p>
          </table:table-cell>
          <table:table-cell office:value-type="float" office:value="0.5743052998958889">
            <text:p>0.5743052998958889</text:p>
          </table:table-cell>
          <table:table-cell office:value-type="float" office:value="0.2067885369570069">
            <text:p>0.2067885369570069</text:p>
          </table:table-cell>
          <table:table-cell office:value-type="float" office:value="0.021058744725341336">
            <text:p>0.021058744725341336</text:p>
          </table:table-cell>
          <table:table-cell office:value-type="float" office:value="0.4803479665549699">
            <text:p>0.4803479665549699</text:p>
          </table:table-cell>
          <table:table-cell office:value-type="float" office:value="0.7481264299055327">
            <text:p>0.7481264299055327</text:p>
          </table:table-cell>
          <table:table-cell office:value-type="float" office:value="0.6954575190179939">
            <text:p>0.6954575190179939</text:p>
          </table:table-cell>
        </table:table-row>
        <table:table-row>
          <table:table-cell table:style-name="pd1" office:value-type="string" office:string-value="29">
            <text:p>29</text:p>
          </table:table-cell>
          <table:table-cell office:value-type="float" office:value="0.5159613167407326">
            <text:p>0.5159613167407326</text:p>
          </table:table-cell>
          <table:table-cell office:value-type="float" office:value="0.24429573794673035">
            <text:p>0.24429573794673035</text:p>
          </table:table-cell>
          <table:table-cell office:value-type="float" office:value="0.23974294541253677">
            <text:p>0.23974294541253677</text:p>
          </table:table-cell>
          <table:table-cell office:value-type="float" office:value="1e-10">
            <text:p>1e-10</text:p>
          </table:table-cell>
          <table:table-cell office:value-type="float" office:value="0.2906256538875131">
            <text:p>0.2906256538875131</text:p>
          </table:table-cell>
          <table:table-cell office:value-type="float" office:value="3.2932321028934295e-07">
            <text:p>3.2932321028934295e-07</text:p>
          </table:table-cell>
          <table:table-cell office:value-type="float" office:value="0.5779115441256037">
            <text:p>0.5779115441256037</text:p>
          </table:table-cell>
          <table:table-cell office:value-type="float" office:value="0.20721780808980877">
            <text:p>0.20721780808980877</text:p>
          </table:table-cell>
          <table:table-cell office:value-type="float" office:value="0.020156502488413663">
            <text:p>0.020156502488413663</text:p>
          </table:table-cell>
          <table:table-cell office:value-type="float" office:value="0.48516772434315025">
            <text:p>0.48516772434315025</text:p>
          </table:table-cell>
          <table:table-cell office:value-type="float" office:value="0.7581582497325893">
            <text:p>0.7581582497325893</text:p>
          </table:table-cell>
          <table:table-cell office:value-type="float" office:value="0.7077156395278944">
            <text:p>0.7077156395278944</text:p>
          </table:table-cell>
        </table:table-row>
        <table:table-row>
          <table:table-cell table:style-name="pd1" office:value-type="string" office:string-value="30">
            <text:p>30</text:p>
          </table:table-cell>
          <table:table-cell office:value-type="float" office:value="0.5155787849835755">
            <text:p>0.5155787849835755</text:p>
          </table:table-cell>
          <table:table-cell office:value-type="float" office:value="0.24447726177221846">
            <text:p>0.24447726177221846</text:p>
          </table:table-cell>
          <table:table-cell office:value-type="float" office:value="0.23994395334420593">
            <text:p>0.23994395334420593</text:p>
          </table:table-cell>
          <table:table-cell office:value-type="float" office:value="1e-10">
            <text:p>1e-10</text:p>
          </table:table-cell>
          <table:table-cell office:value-type="float" office:value="0.2912552897761916">
            <text:p>0.2912552897761916</text:p>
          </table:table-cell>
          <table:table-cell office:value-type="float" office:value="3.006882008354868e-07">
            <text:p>3.006882008354868e-07</text:p>
          </table:table-cell>
          <table:table-cell office:value-type="float" office:value="0.5814821047599048">
            <text:p>0.5814821047599048</text:p>
          </table:table-cell>
          <table:table-cell office:value-type="float" office:value="0.2076491294725117">
            <text:p>0.2076491294725117</text:p>
          </table:table-cell>
          <table:table-cell office:value-type="float" office:value="0.01924570410983173">
            <text:p>0.01924570410983173</text:p>
          </table:table-cell>
          <table:table-cell office:value-type="float" office:value="0.4899618696439551">
            <text:p>0.4899618696439551</text:p>
          </table:table-cell>
          <table:table-cell office:value-type="float" office:value="0.7681765495194609">
            <text:p>0.7681765495194609</text:p>
          </table:table-cell>
          <table:table-cell office:value-type="float" office:value="0.7200029236688512">
            <text:p>0.7200029236688512</text:p>
          </table:table-cell>
        </table:table-row>
        <table:table-row>
          <table:table-cell table:style-name="pd1" office:value-type="string" office:string-value="31">
            <text:p>31</text:p>
          </table:table-cell>
          <table:table-cell office:value-type="float" office:value="0.5152566598896628">
            <text:p>0.5152566598896628</text:p>
          </table:table-cell>
          <table:table-cell office:value-type="float" office:value="0.2446275359117852">
            <text:p>0.2446275359117852</text:p>
          </table:table-cell>
          <table:table-cell office:value-type="float" office:value="0.2401158042985518">
            <text:p>0.2401158042985518</text:p>
          </table:table-cell>
          <table:table-cell office:value-type="float" office:value="1e-10">
            <text:p>1e-10</text:p>
          </table:table-cell>
          <table:table-cell office:value-type="float" office:value="0.29175872483403503">
            <text:p>0.29175872483403503</text:p>
          </table:table-cell>
          <table:table-cell office:value-type="float" office:value="2.746239675058369e-07">
            <text:p>2.746239675058369e-07</text:p>
          </table:table-cell>
          <table:table-cell office:value-type="float" office:value="0.5849866519402287">
            <text:p>0.5849866519402287</text:p>
          </table:table-cell>
          <table:table-cell office:value-type="float" office:value="0.20807778847473554">
            <text:p>0.20807778847473554</text:p>
          </table:table-cell>
          <table:table-cell office:value-type="float" office:value="0.018334052320033496">
            <text:p>0.018334052320033496</text:p>
          </table:table-cell>
          <table:table-cell office:value-type="float" office:value="0.49469041757370846">
            <text:p>0.49469041757370846</text:p>
          </table:table-cell>
          <table:table-cell office:value-type="float" office:value="0.7780982677159428">
            <text:p>0.7780982677159428</text:p>
          </table:table-cell>
          <table:table-cell office:value-type="float" office:value="0.7322165953871128">
            <text:p>0.7322165953871128</text:p>
          </table:table-cell>
        </table:table-row>
        <table:table-row>
          <table:table-cell table:style-name="pd1" office:value-type="string" office:string-value="32">
            <text:p>32</text:p>
          </table:table-cell>
          <table:table-cell office:value-type="float" office:value="0.5150002125385733">
            <text:p>0.5150002125385733</text:p>
          </table:table-cell>
          <table:table-cell office:value-type="float" office:value="0.24474373761692564">
            <text:p>0.24474373761692564</text:p>
          </table:table-cell>
          <table:table-cell office:value-type="float" office:value="0.24025604994450084">
            <text:p>0.24025604994450084</text:p>
          </table:table-cell>
          <table:table-cell office:value-type="float" office:value="1e-10">
            <text:p>1e-10</text:p>
          </table:table-cell>
          <table:table-cell office:value-type="float" office:value="0.29214684665089397">
            <text:p>0.29214684665089397</text:p>
          </table:table-cell>
          <table:table-cell office:value-type="float" office:value="2.50863259002885e-07">
            <text:p>2.50863259002885e-07</text:p>
          </table:table-cell>
          <table:table-cell office:value-type="float" office:value="0.5884216840783717">
            <text:p>0.5884216840783717</text:p>
          </table:table-cell>
          <table:table-cell office:value-type="float" office:value="0.20850537277896208">
            <text:p>0.20850537277896208</text:p>
          </table:table-cell>
          <table:table-cell office:value-type="float" office:value="0.017427977469647745">
            <text:p>0.017427977469647745</text:p>
          </table:table-cell>
          <table:table-cell office:value-type="float" office:value="0.49933997821230774">
            <text:p>0.49933997821230774</text:p>
          </table:table-cell>
          <table:table-cell office:value-type="float" office:value="0.787885917039863">
            <text:p>0.787885917039863</text:p>
          </table:table-cell>
          <table:table-cell office:value-type="float" office:value="0.7443000138467128">
            <text:p>0.7443000138467128</text:p>
          </table:table-cell>
        </table:table-row>
        <table:table-row>
          <table:table-cell table:style-name="pd1" office:value-type="string" office:string-value="33">
            <text:p>33</text:p>
          </table:table-cell>
          <table:table-cell office:value-type="float" office:value="0.514783953638539">
            <text:p>0.514783953638539</text:p>
          </table:table-cell>
          <table:table-cell office:value-type="float" office:value="0.24483934430311277">
            <text:p>0.24483934430311277</text:p>
          </table:table-cell>
          <table:table-cell office:value-type="float" office:value="0.24037670215834803">
            <text:p>0.24037670215834803</text:p>
          </table:table-cell>
          <table:table-cell office:value-type="float" office:value="1e-10">
            <text:p>1e-10</text:p>
          </table:table-cell>
          <table:table-cell office:value-type="float" office:value="0.2924187021918867">
            <text:p>0.2924187021918867</text:p>
          </table:table-cell>
          <table:table-cell office:value-type="float" office:value="2.2921132217780966e-07">
            <text:p>2.2921132217780966e-07</text:p>
          </table:table-cell>
          <table:table-cell office:value-type="float" office:value="0.5917453586037749">
            <text:p>0.5917453586037749</text:p>
          </table:table-cell>
          <table:table-cell office:value-type="float" office:value="0.2089223102303999">
            <text:p>0.2089223102303999</text:p>
          </table:table-cell>
          <table:table-cell office:value-type="float" office:value="0.01653431327262649">
            <text:p>0.01653431327262649</text:p>
          </table:table-cell>
          <table:table-cell office:value-type="float" office:value="0.5038620528134619">
            <text:p>0.5038620528134619</text:p>
          </table:table-cell>
          <table:table-cell office:value-type="float" office:value="0.7974443383029328">
            <text:p>0.7974443383029328</text:p>
          </table:table-cell>
          <table:table-cell office:value-type="float" office:value="0.7561402490050144">
            <text:p>0.7561402490050144</text:p>
          </table:table-cell>
        </table:table-row>
        <table:table-row>
          <table:table-cell table:style-name="pd1" office:value-type="string" office:string-value="34">
            <text:p>34</text:p>
          </table:table-cell>
          <table:table-cell office:value-type="float" office:value="0.5145981700320579">
            <text:p>0.5145981700320579</text:p>
          </table:table-cell>
          <table:table-cell office:value-type="float" office:value="0.24491952026417677">
            <text:p>0.24491952026417677</text:p>
          </table:table-cell>
          <table:table-cell office:value-type="float" office:value="0.24048230980376512">
            <text:p>0.24048230980376512</text:p>
          </table:table-cell>
          <table:table-cell office:value-type="float" office:value="1e-10">
            <text:p>1e-10</text:p>
          </table:table-cell>
          <table:table-cell office:value-type="float" office:value="0.2925826312724313">
            <text:p>0.2925826312724313</text:p>
          </table:table-cell>
          <table:table-cell office:value-type="float" office:value="2.094673948103625e-07">
            <text:p>2.094673948103625e-07</text:p>
          </table:table-cell>
          <table:table-cell office:value-type="float" office:value="0.594940577848415">
            <text:p>0.594940577848415</text:p>
          </table:table-cell>
          <table:table-cell office:value-type="float" office:value="0.20932481874690853">
            <text:p>0.20932481874690853</text:p>
          </table:table-cell>
          <table:table-cell office:value-type="float" office:value="0.01565838571011436">
            <text:p>0.01565838571011436</text:p>
          </table:table-cell>
          <table:table-cell office:value-type="float" office:value="0.5082331278893449">
            <text:p>0.5082331278893449</text:p>
          </table:table-cell>
          <table:table-cell office:value-type="float" office:value="0.8067219196970877">
            <text:p>0.8067219196970877</text:p>
          </table:table-cell>
          <table:table-cell office:value-type="float" office:value="0.7676694970130862">
            <text:p>0.7676694970130862</text:p>
          </table:table-cell>
        </table:table-row>
        <table:table-row>
          <table:table-cell table:style-name="pd1" office:value-type="string" office:string-value="35">
            <text:p>35</text:p>
          </table:table-cell>
          <table:table-cell office:value-type="float" office:value="0.5144431594540422">
            <text:p>0.5144431594540422</text:p>
          </table:table-cell>
          <table:table-cell office:value-type="float" office:value="0.24498409028431292">
            <text:p>0.24498409028431292</text:p>
          </table:table-cell>
          <table:table-cell office:value-type="float" office:value="0.24057275036164474">
            <text:p>0.24057275036164474</text:p>
          </table:table-cell>
          <table:table-cell office:value-type="float" office:value="1e-10">
            <text:p>1e-10</text:p>
          </table:table-cell>
          <table:table-cell office:value-type="float" office:value="0.29265257856803134">
            <text:p>0.29265257856803134</text:p>
          </table:table-cell>
          <table:table-cell office:value-type="float" office:value="1.9144526420439785e-07">
            <text:p>1.9144526420439785e-07</text:p>
          </table:table-cell>
          <table:table-cell office:value-type="float" office:value="0.5980055203381353">
            <text:p>0.5980055203381353</text:p>
          </table:table-cell>
          <table:table-cell office:value-type="float" office:value="0.2097129931312066">
            <text:p>0.2097129931312066</text:p>
          </table:table-cell>
          <table:table-cell office:value-type="float" office:value="0.014804482223991944">
            <text:p>0.014804482223991944</text:p>
          </table:table-cell>
          <table:table-cell office:value-type="float" office:value="0.5124452537787741">
            <text:p>0.5124452537787741</text:p>
          </table:table-cell>
          <table:table-cell office:value-type="float" office:value="0.8156947244476347">
            <text:p>0.8156947244476347</text:p>
          </table:table-cell>
          <table:table-cell office:value-type="float" office:value="0.7788494583342801">
            <text:p>0.7788494583342801</text:p>
          </table:table-cell>
        </table:table-row>
        <table:table-row>
          <table:table-cell table:style-name="pd1" office:value-type="string" office:string-value="36">
            <text:p>36</text:p>
          </table:table-cell>
          <table:table-cell office:value-type="float" office:value="0.5142969250801813">
            <text:p>0.5142969250801813</text:p>
          </table:table-cell>
          <table:table-cell office:value-type="float" office:value="0.24504473724971937">
            <text:p>0.24504473724971937</text:p>
          </table:table-cell>
          <table:table-cell office:value-type="float" office:value="0.24065833777009915">
            <text:p>0.24065833777009915</text:p>
          </table:table-cell>
          <table:table-cell office:value-type="float" office:value="1e-10">
            <text:p>1e-10</text:p>
          </table:table-cell>
          <table:table-cell office:value-type="float" office:value="0.29263190978822395">
            <text:p>0.29263190978822395</text:p>
          </table:table-cell>
          <table:table-cell office:value-type="float" office:value="1.749965446017338e-07">
            <text:p>1.749965446017338e-07</text:p>
          </table:table-cell>
          <table:table-cell office:value-type="float" office:value="0.6009116184476425">
            <text:p>0.6009116184476425</text:p>
          </table:table-cell>
          <table:table-cell office:value-type="float" office:value="0.21007866025545557">
            <text:p>0.21007866025545557</text:p>
          </table:table-cell>
          <table:table-cell office:value-type="float" office:value="0.013976582261004313">
            <text:p>0.013976582261004313</text:p>
          </table:table-cell>
          <table:table-cell office:value-type="float" office:value="0.5164668881751331">
            <text:p>0.5164668881751331</text:p>
          </table:table-cell>
          <table:table-cell office:value-type="float" office:value="0.8243011301339023">
            <text:p>0.8243011301339023</text:p>
          </table:table-cell>
          <table:table-cell office:value-type="float" office:value="0.789606430413561">
            <text:p>0.789606430413561</text:p>
          </table:table-cell>
        </table:table-row>
        <table:table-row>
          <table:table-cell table:style-name="pd1" office:value-type="string" office:string-value="37">
            <text:p>37</text:p>
          </table:table-cell>
          <table:table-cell office:value-type="float" office:value="0.5141474784314536">
            <text:p>0.5141474784314536</text:p>
          </table:table-cell>
          <table:table-cell office:value-type="float" office:value="0.24510782102653167">
            <text:p>0.24510782102653167</text:p>
          </table:table-cell>
          <table:table-cell office:value-type="float" office:value="0.2407447006420146">
            <text:p>0.2407447006420146</text:p>
          </table:table-cell>
          <table:table-cell office:value-type="float" office:value="1e-10">
            <text:p>1e-10</text:p>
          </table:table-cell>
          <table:table-cell office:value-type="float" office:value="0.2925282002849062">
            <text:p>0.2925282002849062</text:p>
          </table:table-cell>
          <table:table-cell office:value-type="float" office:value="1.5997808297317787e-07">
            <text:p>1.5997808297317787e-07</text:p>
          </table:table-cell>
          <table:table-cell office:value-type="float" office:value="0.6036453225180759">
            <text:p>0.6036453225180759</text:p>
          </table:table-cell>
          <table:table-cell office:value-type="float" office:value="0.21041745187196656">
            <text:p>0.21041745187196656</text:p>
          </table:table-cell>
          <table:table-cell office:value-type="float" office:value="0.01317756489403412">
            <text:p>0.01317756489403412</text:p>
          </table:table-cell>
          <table:table-cell office:value-type="float" office:value="0.5202818457034355">
            <text:p>0.5202818457034355</text:p>
          </table:table-cell>
          <table:table-cell office:value-type="float" office:value="0.8325069327276026">
            <text:p>0.8325069327276026</text:p>
          </table:table-cell>
          <table:table-cell office:value-type="float" office:value="0.7998961833047737">
            <text:p>0.7998961833047737</text:p>
          </table:table-cell>
        </table:table-row>
        <table:table-row>
          <table:table-cell table:style-name="pd1" office:value-type="string" office:string-value="38">
            <text:p>38</text:p>
          </table:table-cell>
          <table:table-cell office:value-type="float" office:value="0.5139835266023389">
            <text:p>0.5139835266023389</text:p>
          </table:table-cell>
          <table:table-cell office:value-type="float" office:value="0.24517930345873526">
            <text:p>0.24517930345873526</text:p>
          </table:table-cell>
          <table:table-cell office:value-type="float" office:value="0.24083717003892563">
            <text:p>0.24083717003892563</text:p>
          </table:table-cell>
          <table:table-cell office:value-type="float" office:value="1e-10">
            <text:p>1e-10</text:p>
          </table:table-cell>
          <table:table-cell office:value-type="float" office:value="0.2923484158066399">
            <text:p>0.2923484158066399</text:p>
          </table:table-cell>
          <table:table-cell office:value-type="float" office:value="1.4626063155494147e-07">
            <text:p>1.4626063155494147e-07</text:p>
          </table:table-cell>
          <table:table-cell office:value-type="float" office:value="0.6061954714331608">
            <text:p>0.6061954714331608</text:p>
          </table:table-cell>
          <table:table-cell office:value-type="float" office:value="0.21072535317726288">
            <text:p>0.21072535317726288</text:p>
          </table:table-cell>
          <table:table-cell office:value-type="float" office:value="0.012409551109449793">
            <text:p>0.012409551109449793</text:p>
          </table:table-cell>
          <table:table-cell office:value-type="float" office:value="0.5238773041957345">
            <text:p>0.5238773041957345</text:p>
          </table:table-cell>
          <table:table-cell office:value-type="float" office:value="0.8402851644341932">
            <text:p>0.8402851644341932</text:p>
          </table:table-cell>
          <table:table-cell office:value-type="float" office:value="0.8096837932238885">
            <text:p>0.8096837932238885</text:p>
          </table:table-cell>
        </table:table-row>
        <table:table-row>
          <table:table-cell table:style-name="pd1" office:value-type="string" office:string-value="39">
            <text:p>39</text:p>
          </table:table-cell>
          <table:table-cell office:value-type="float" office:value="0.5137912509600688">
            <text:p>0.5137912509600688</text:p>
          </table:table-cell>
          <table:table-cell office:value-type="float" office:value="0.2452664634026538">
            <text:p>0.2452664634026538</text:p>
          </table:table-cell>
          <table:table-cell office:value-type="float" office:value="0.24094228573727727">
            <text:p>0.24094228573727727</text:p>
          </table:table-cell>
          <table:table-cell office:value-type="float" office:value="1e-10">
            <text:p>1e-10</text:p>
          </table:table-cell>
          <table:table-cell office:value-type="float" office:value="0.2920970795341035">
            <text:p>0.2920970795341035</text:p>
          </table:table-cell>
          <table:table-cell office:value-type="float" office:value="1.3372859422251037e-07">
            <text:p>1.3372859422251037e-07</text:p>
          </table:table-cell>
          <table:table-cell office:value-type="float" office:value="0.6085489567086949">
            <text:p>0.6085489567086949</text:p>
          </table:table-cell>
          <table:table-cell office:value-type="float" office:value="0.21099745356795194">
            <text:p>0.21099745356795194</text:p>
          </table:table-cell>
          <table:table-cell office:value-type="float" office:value="0.01167401790101927">
            <text:p>0.01167401790101927</text:p>
          </table:table-cell>
          <table:table-cell office:value-type="float" office:value="0.5272396887756823">
            <text:p>0.5272396887756823</text:p>
          </table:table-cell>
          <table:table-cell office:value-type="float" office:value="0.8476091064655281">
            <text:p>0.8476091064655281</text:p>
          </table:table-cell>
          <table:table-cell office:value-type="float" office:value="0.8189365708488403">
            <text:p>0.8189365708488403</text:p>
          </table:table-cell>
        </table:table-row>
        <table:table-row>
          <table:table-cell table:style-name="pd1" office:value-type="string" office:string-value="40">
            <text:p>40</text:p>
          </table:table-cell>
          <table:table-cell office:value-type="float" office:value="0.513532494929225">
            <text:p>0.513532494929225</text:p>
          </table:table-cell>
          <table:table-cell office:value-type="float" office:value="0.24538940489032332">
            <text:p>0.24538940489032332</text:p>
          </table:table-cell>
          <table:table-cell office:value-type="float" office:value="0.24107810028045146">
            <text:p>0.24107810028045146</text:p>
          </table:table-cell>
          <table:table-cell office:value-type="float" office:value="1e-10">
            <text:p>1e-10</text:p>
          </table:table-cell>
          <table:table-cell office:value-type="float" office:value="0.2917651547637468">
            <text:p>0.2917651547637468</text:p>
          </table:table-cell>
          <table:table-cell office:value-type="float" office:value="1.2228392796160796e-07">
            <text:p>1.2228392796160796e-07</text:p>
          </table:table-cell>
          <table:table-cell office:value-type="float" office:value="0.6106634990613896">
            <text:p>0.6106634990613896</text:p>
          </table:table-cell>
          <table:table-cell office:value-type="float" office:value="0.21121937650658024">
            <text:p>0.21121937650658024</text:p>
          </table:table-cell>
          <table:table-cell office:value-type="float" office:value="0.010972002968040752">
            <text:p>0.010972002968040752</text:p>
          </table:table-cell>
          <table:table-cell office:value-type="float" office:value="0.5303298006513618">
            <text:p>0.5303298006513618</text:p>
          </table:table-cell>
          <table:table-cell office:value-type="float" office:value="0.8544108361146915">
            <text:p>0.8544108361146915</text:p>
          </table:table-cell>
          <table:table-cell office:value-type="float" office:value="0.8275827163442582">
            <text:p>0.82758271634425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